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12.8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opol_test_on_level_min" table:style-name="ta1">
        <table:shapes>
          <draw:frame draw:z-index="0" draw:style-name="gr1" draw:text-style-name="P1" svg:width="16.006cm" svg:height="9.012cm" svg:x="18.499cm" svg:y="107.865cm">
            <draw:object draw:notify-on-update-of-ranges="monopol_test_on_level_min.A1:monopol_test_on_level_min.A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72.5996844482422" calcext:value-type="float">
            <text:p>-72,5996844482422</text:p>
          </table:table-cell>
          <table:table-cell office:value-type="string" calcext:value-type="string">
            <text:p>0x8000000000000000000000000000000000000000000000000000000000000000</text:p>
          </table:table-cell>
        </table:table-row>
        <table:table-row table:style-name="ro1">
          <table:table-cell office:value-type="float" office:value="-72.6115009689331" calcext:value-type="float">
            <text:p>-72,6115009689331</text:p>
          </table:table-cell>
          <table:table-cell office:value-type="string" calcext:value-type="string">
            <text:p>0xc000000000000000000000000000000000000000000000000000000000000000</text:p>
          </table:table-cell>
        </table:table-row>
        <table:table-row table:style-name="ro1">
          <table:table-cell office:value-type="float" office:value="-72.7216300964356" calcext:value-type="float">
            <text:p>-72,7216300964356</text:p>
          </table:table-cell>
          <table:table-cell office:value-type="string" calcext:value-type="string">
            <text:p>0xe000000000000000000000000000000000000000000000000000000000000000</text:p>
          </table:table-cell>
        </table:table-row>
        <table:table-row table:style-name="ro1">
          <table:table-cell office:value-type="float" office:value="-72.6289853668213" calcext:value-type="float">
            <text:p>-72,6289853668213</text:p>
          </table:table-cell>
          <table:table-cell office:value-type="string" calcext:value-type="string">
            <text:p>0xf000000000000000000000000000000000000000000000000000000000000000</text:p>
          </table:table-cell>
        </table:table-row>
        <table:table-row table:style-name="ro1">
          <table:table-cell office:value-type="float" office:value="-72.6657405471802" calcext:value-type="float">
            <text:p>-72,6657405471802</text:p>
          </table:table-cell>
          <table:table-cell office:value-type="string" calcext:value-type="string">
            <text:p>0xe800000000000000000000000000000000000000000000000000000000000000</text:p>
          </table:table-cell>
        </table:table-row>
        <table:table-row table:style-name="ro1">
          <table:table-cell office:value-type="float" office:value="-72.6580188369751" calcext:value-type="float">
            <text:p>-72,6580188369751</text:p>
          </table:table-cell>
          <table:table-cell office:value-type="string" calcext:value-type="string">
            <text:p>0xe400000000000000000000000000000000000000000000000000000000000000</text:p>
          </table:table-cell>
        </table:table-row>
        <table:table-row table:style-name="ro1">
          <table:table-cell office:value-type="float" office:value="-72.6711853027344" calcext:value-type="float">
            <text:p>-72,6711853027344</text:p>
          </table:table-cell>
          <table:table-cell office:value-type="string" calcext:value-type="string">
            <text:p>0xe200000000000000000000000000000000000000000000000000000000000000</text:p>
          </table:table-cell>
        </table:table-row>
        <table:table-row table:style-name="ro1">
          <table:table-cell office:value-type="float" office:value="-72.6655707550049" calcext:value-type="float">
            <text:p>-72,6655707550049</text:p>
          </table:table-cell>
          <table:table-cell office:value-type="string" calcext:value-type="string">
            <text:p>0xe100000000000000000000000000000000000000000000000000000000000000</text:p>
          </table:table-cell>
        </table:table-row>
        <table:table-row table:style-name="ro1">
          <table:table-cell office:value-type="float" office:value="-72.672611656189" calcext:value-type="float">
            <text:p>-72,672611656189</text:p>
          </table:table-cell>
          <table:table-cell office:value-type="string" calcext:value-type="string">
            <text:p>0xe080000000000000000000000000000000000000000000000000000000000000</text:p>
          </table:table-cell>
        </table:table-row>
        <table:table-row table:style-name="ro1">
          <table:table-cell office:value-type="float" office:value="-72.6645890045166" calcext:value-type="float">
            <text:p>-72,6645890045166</text:p>
          </table:table-cell>
          <table:table-cell office:value-type="string" calcext:value-type="string">
            <text:p>0xe040000000000000000000000000000000000000000000000000000000000000</text:p>
          </table:table-cell>
        </table:table-row>
        <table:table-row table:style-name="ro1">
          <table:table-cell office:value-type="float" office:value="-72.7008675765991" calcext:value-type="float">
            <text:p>-72,7008675765991</text:p>
          </table:table-cell>
          <table:table-cell office:value-type="string" calcext:value-type="string">
            <text:p>0xe020000000000000000000000000000000000000000000000000000000000000</text:p>
          </table:table-cell>
        </table:table-row>
        <table:table-row table:style-name="ro1">
          <table:table-cell office:value-type="float" office:value="-72.6944816589355" calcext:value-type="float">
            <text:p>-72,6944816589355</text:p>
          </table:table-cell>
          <table:table-cell office:value-type="string" calcext:value-type="string">
            <text:p>0xe010000000000000000000000000000000000000000000000000000000000000</text:p>
          </table:table-cell>
        </table:table-row>
        <table:table-row table:style-name="ro1">
          <table:table-cell office:value-type="float" office:value="-72.664949836731" calcext:value-type="float">
            <text:p>-72,664949836731</text:p>
          </table:table-cell>
          <table:table-cell office:value-type="string" calcext:value-type="string">
            <text:p>0xe008000000000000000000000000000000000000000000000000000000000000</text:p>
          </table:table-cell>
        </table:table-row>
        <table:table-row table:style-name="ro1">
          <table:table-cell office:value-type="float" office:value="-72.635124130249" calcext:value-type="float">
            <text:p>-72,635124130249</text:p>
          </table:table-cell>
          <table:table-cell office:value-type="string" calcext:value-type="string">
            <text:p>0xe004000000000000000000000000000000000000000000000000000000000000</text:p>
          </table:table-cell>
        </table:table-row>
        <table:table-row table:style-name="ro1">
          <table:table-cell office:value-type="float" office:value="-72.662085723877" calcext:value-type="float">
            <text:p>-72,662085723877</text:p>
          </table:table-cell>
          <table:table-cell office:value-type="string" calcext:value-type="string">
            <text:p>0xe002000000000000000000000000000000000000000000000000000000000000</text:p>
          </table:table-cell>
        </table:table-row>
        <table:table-row table:style-name="ro1">
          <table:table-cell office:value-type="float" office:value="-72.6811223220825" calcext:value-type="float">
            <text:p>-72,6811223220825</text:p>
          </table:table-cell>
          <table:table-cell office:value-type="string" calcext:value-type="string">
            <text:p>0xe001000000000000000000000000000000000000000000000000000000000000</text:p>
          </table:table-cell>
        </table:table-row>
        <table:table-row table:style-name="ro1">
          <table:table-cell office:value-type="float" office:value="-72.629595489502" calcext:value-type="float">
            <text:p>-72,629595489502</text:p>
          </table:table-cell>
          <table:table-cell office:value-type="string" calcext:value-type="string">
            <text:p>0xe000800000000000000000000000000000000000000000000000000000000000</text:p>
          </table:table-cell>
        </table:table-row>
        <table:table-row table:style-name="ro1">
          <table:table-cell office:value-type="float" office:value="-72.6421435928345" calcext:value-type="float">
            <text:p>-72,6421435928345</text:p>
          </table:table-cell>
          <table:table-cell office:value-type="string" calcext:value-type="string">
            <text:p>0xe000400000000000000000000000000000000000000000000000000000000000</text:p>
          </table:table-cell>
        </table:table-row>
        <table:table-row table:style-name="ro1">
          <table:table-cell office:value-type="float" office:value="-72.6173768615723" calcext:value-type="float">
            <text:p>-72,6173768615723</text:p>
          </table:table-cell>
          <table:table-cell office:value-type="string" calcext:value-type="string">
            <text:p>0xe000200000000000000000000000000000000000000000000000000000000000</text:p>
          </table:table-cell>
        </table:table-row>
        <table:table-row table:style-name="ro1">
          <table:table-cell office:value-type="float" office:value="-72.6130233383179" calcext:value-type="float">
            <text:p>-72,6130233383179</text:p>
          </table:table-cell>
          <table:table-cell office:value-type="string" calcext:value-type="string">
            <text:p>0xe000100000000000000000000000000000000000000000000000000000000000</text:p>
          </table:table-cell>
        </table:table-row>
        <table:table-row table:style-name="ro1">
          <table:table-cell office:value-type="float" office:value="-72.5888150024414" calcext:value-type="float">
            <text:p>-72,5888150024414</text:p>
          </table:table-cell>
          <table:table-cell office:value-type="string" calcext:value-type="string">
            <text:p>0xe000080000000000000000000000000000000000000000000000000000000000</text:p>
          </table:table-cell>
        </table:table-row>
        <table:table-row table:style-name="ro1">
          <table:table-cell office:value-type="float" office:value="-72.6215077590942" calcext:value-type="float">
            <text:p>-72,6215077590942</text:p>
          </table:table-cell>
          <table:table-cell office:value-type="string" calcext:value-type="string">
            <text:p>0xe000040000000000000000000000000000000000000000000000000000000000</text:p>
          </table:table-cell>
        </table:table-row>
        <table:table-row table:style-name="ro1">
          <table:table-cell office:value-type="float" office:value="-72.644654006958" calcext:value-type="float">
            <text:p>-72,644654006958</text:p>
          </table:table-cell>
          <table:table-cell office:value-type="string" calcext:value-type="string">
            <text:p>0xe000020000000000000000000000000000000000000000000000000000000000</text:p>
          </table:table-cell>
        </table:table-row>
        <table:table-row table:style-name="ro1">
          <table:table-cell office:value-type="float" office:value="-72.6312912750244" calcext:value-type="float">
            <text:p>-72,6312912750244</text:p>
          </table:table-cell>
          <table:table-cell office:value-type="string" calcext:value-type="string">
            <text:p>0xe000010000000000000000000000000000000000000000000000000000000000</text:p>
          </table:table-cell>
        </table:table-row>
        <table:table-row table:style-name="ro1">
          <table:table-cell office:value-type="float" office:value="-72.6332089996338" calcext:value-type="float">
            <text:p>-72,6332089996338</text:p>
          </table:table-cell>
          <table:table-cell office:value-type="string" calcext:value-type="string">
            <text:p>0xe000008000000000000000000000000000000000000000000000000000000000</text:p>
          </table:table-cell>
        </table:table-row>
        <table:table-row table:style-name="ro1">
          <table:table-cell office:value-type="float" office:value="-72.6261476135254" calcext:value-type="float">
            <text:p>-72,6261476135254</text:p>
          </table:table-cell>
          <table:table-cell office:value-type="string" calcext:value-type="string">
            <text:p>0xe000004000000000000000000000000000000000000000000000000000000000</text:p>
          </table:table-cell>
        </table:table-row>
        <table:table-row table:style-name="ro1">
          <table:table-cell office:value-type="float" office:value="-72.620120010376" calcext:value-type="float">
            <text:p>-72,620120010376</text:p>
          </table:table-cell>
          <table:table-cell office:value-type="string" calcext:value-type="string">
            <text:p>0xe000002000000000000000000000000000000000000000000000000000000000</text:p>
          </table:table-cell>
        </table:table-row>
        <table:table-row table:style-name="ro1">
          <table:table-cell office:value-type="float" office:value="-72.6126638793945" calcext:value-type="float">
            <text:p>-72,6126638793945</text:p>
          </table:table-cell>
          <table:table-cell office:value-type="string" calcext:value-type="string">
            <text:p>0xe000001000000000000000000000000000000000000000000000000000000000</text:p>
          </table:table-cell>
        </table:table-row>
        <table:table-row table:style-name="ro1">
          <table:table-cell office:value-type="float" office:value="-72.6173693466187" calcext:value-type="float">
            <text:p>-72,6173693466187</text:p>
          </table:table-cell>
          <table:table-cell office:value-type="string" calcext:value-type="string">
            <text:p>0xe000000800000000000000000000000000000000000000000000000000000000</text:p>
          </table:table-cell>
        </table:table-row>
        <table:table-row table:style-name="ro1">
          <table:table-cell office:value-type="float" office:value="-72.6253762054443" calcext:value-type="float">
            <text:p>-72,6253762054443</text:p>
          </table:table-cell>
          <table:table-cell office:value-type="string" calcext:value-type="string">
            <text:p>0xe000000400000000000000000000000000000000000000000000000000000000</text:p>
          </table:table-cell>
        </table:table-row>
        <table:table-row table:style-name="ro1">
          <table:table-cell office:value-type="float" office:value="-72.6341578292847" calcext:value-type="float">
            <text:p>-72,6341578292847</text:p>
          </table:table-cell>
          <table:table-cell office:value-type="string" calcext:value-type="string">
            <text:p>0xe000000200000000000000000000000000000000000000000000000000000000</text:p>
          </table:table-cell>
        </table:table-row>
        <table:table-row table:style-name="ro1">
          <table:table-cell office:value-type="float" office:value="-72.622823638916" calcext:value-type="float">
            <text:p>-72,622823638916</text:p>
          </table:table-cell>
          <table:table-cell office:value-type="string" calcext:value-type="string">
            <text:p>0xe000000100000000000000000000000000000000000000000000000000000000</text:p>
          </table:table-cell>
        </table:table-row>
        <table:table-row table:style-name="ro1">
          <table:table-cell office:value-type="float" office:value="-72.6047198104859" calcext:value-type="float">
            <text:p>-72,6047198104859</text:p>
          </table:table-cell>
          <table:table-cell office:value-type="string" calcext:value-type="string">
            <text:p>0xe000000080000000000000000000000000000000000000000000000000000000</text:p>
          </table:table-cell>
        </table:table-row>
        <table:table-row table:style-name="ro1">
          <table:table-cell office:value-type="float" office:value="-72.6109893798828" calcext:value-type="float">
            <text:p>-72,6109893798828</text:p>
          </table:table-cell>
          <table:table-cell office:value-type="string" calcext:value-type="string">
            <text:p>0xe000000040000000000000000000000000000000000000000000000000000000</text:p>
          </table:table-cell>
        </table:table-row>
        <table:table-row table:style-name="ro1">
          <table:table-cell office:value-type="float" office:value="-72.613235282898" calcext:value-type="float">
            <text:p>-72,613235282898</text:p>
          </table:table-cell>
          <table:table-cell office:value-type="string" calcext:value-type="string">
            <text:p>0xe000000020000000000000000000000000000000000000000000000000000000</text:p>
          </table:table-cell>
        </table:table-row>
        <table:table-row table:style-name="ro1">
          <table:table-cell office:value-type="float" office:value="-72.6088983535767" calcext:value-type="float">
            <text:p>-72,6088983535767</text:p>
          </table:table-cell>
          <table:table-cell office:value-type="string" calcext:value-type="string">
            <text:p>0xe000000010000000000000000000000000000000000000000000000000000000</text:p>
          </table:table-cell>
        </table:table-row>
        <table:table-row table:style-name="ro1">
          <table:table-cell office:value-type="float" office:value="-72.5983087921143" calcext:value-type="float">
            <text:p>-72,5983087921143</text:p>
          </table:table-cell>
          <table:table-cell office:value-type="string" calcext:value-type="string">
            <text:p>0xe000000008000000000000000000000000000000000000000000000000000000</text:p>
          </table:table-cell>
        </table:table-row>
        <table:table-row table:style-name="ro1">
          <table:table-cell office:value-type="float" office:value="-72.5794630050659" calcext:value-type="float">
            <text:p>-72,5794630050659</text:p>
          </table:table-cell>
          <table:table-cell office:value-type="string" calcext:value-type="string">
            <text:p>0xe000000004000000000000000000000000000000000000000000000000000000</text:p>
          </table:table-cell>
        </table:table-row>
        <table:table-row table:style-name="ro1">
          <table:table-cell office:value-type="float" office:value="-72.6030812454224" calcext:value-type="float">
            <text:p>-72,6030812454224</text:p>
          </table:table-cell>
          <table:table-cell office:value-type="string" calcext:value-type="string">
            <text:p>0xe000000002000000000000000000000000000000000000000000000000000000</text:p>
          </table:table-cell>
        </table:table-row>
        <table:table-row table:style-name="ro1">
          <table:table-cell office:value-type="float" office:value="-72.6147760009766" calcext:value-type="float">
            <text:p>-72,6147760009766</text:p>
          </table:table-cell>
          <table:table-cell office:value-type="string" calcext:value-type="string">
            <text:p>0xe000000001000000000000000000000000000000000000000000000000000000</text:p>
          </table:table-cell>
        </table:table-row>
        <table:table-row table:style-name="ro1">
          <table:table-cell office:value-type="float" office:value="-72.6252350234985" calcext:value-type="float">
            <text:p>-72,6252350234985</text:p>
          </table:table-cell>
          <table:table-cell office:value-type="string" calcext:value-type="string">
            <text:p>0xe000000000800000000000000000000000000000000000000000000000000000</text:p>
          </table:table-cell>
        </table:table-row>
        <table:table-row table:style-name="ro1">
          <table:table-cell office:value-type="float" office:value="-72.6221775054932" calcext:value-type="float">
            <text:p>-72,6221775054932</text:p>
          </table:table-cell>
          <table:table-cell office:value-type="string" calcext:value-type="string">
            <text:p>0xe000000000400000000000000000000000000000000000000000000000000000</text:p>
          </table:table-cell>
        </table:table-row>
        <table:table-row table:style-name="ro1">
          <table:table-cell office:value-type="float" office:value="-72.6100029373169" calcext:value-type="float">
            <text:p>-72,6100029373169</text:p>
          </table:table-cell>
          <table:table-cell office:value-type="string" calcext:value-type="string">
            <text:p>0xe000000000200000000000000000000000000000000000000000000000000000</text:p>
          </table:table-cell>
        </table:table-row>
        <table:table-row table:style-name="ro1">
          <table:table-cell office:value-type="float" office:value="-72.5837524032593" calcext:value-type="float">
            <text:p>-72,5837524032593</text:p>
          </table:table-cell>
          <table:table-cell office:value-type="string" calcext:value-type="string">
            <text:p>0xe000000000100000000000000000000000000000000000000000000000000000</text:p>
          </table:table-cell>
        </table:table-row>
        <table:table-row table:style-name="ro1">
          <table:table-cell office:value-type="float" office:value="-72.5806895828247" calcext:value-type="float">
            <text:p>-72,5806895828247</text:p>
          </table:table-cell>
          <table:table-cell office:value-type="string" calcext:value-type="string">
            <text:p>0xe000000000080000000000000000000000000000000000000000000000000000</text:p>
          </table:table-cell>
        </table:table-row>
        <table:table-row table:style-name="ro1">
          <table:table-cell office:value-type="float" office:value="-72.5766184997559" calcext:value-type="float">
            <text:p>-72,5766184997559</text:p>
          </table:table-cell>
          <table:table-cell office:value-type="string" calcext:value-type="string">
            <text:p>0xe000000000040000000000000000000000000000000000000000000000000000</text:p>
          </table:table-cell>
        </table:table-row>
        <table:table-row table:style-name="ro1">
          <table:table-cell office:value-type="float" office:value="-72.5807984924316" calcext:value-type="float">
            <text:p>-72,5807984924316</text:p>
          </table:table-cell>
          <table:table-cell office:value-type="string" calcext:value-type="string">
            <text:p>0xe000000000020000000000000000000000000000000000000000000000000000</text:p>
          </table:table-cell>
        </table:table-row>
        <table:table-row table:style-name="ro1">
          <table:table-cell office:value-type="float" office:value="-72.5846788024902" calcext:value-type="float">
            <text:p>-72,5846788024902</text:p>
          </table:table-cell>
          <table:table-cell office:value-type="string" calcext:value-type="string">
            <text:p>0xe000000000010000000000000000000000000000000000000000000000000000</text:p>
          </table:table-cell>
        </table:table-row>
        <table:table-row table:style-name="ro1">
          <table:table-cell office:value-type="float" office:value="-72.5595169830322" calcext:value-type="float">
            <text:p>-72,5595169830322</text:p>
          </table:table-cell>
          <table:table-cell office:value-type="string" calcext:value-type="string">
            <text:p>0xe000000000008000000000000000000000000000000000000000000000000000</text:p>
          </table:table-cell>
        </table:table-row>
        <table:table-row table:style-name="ro1">
          <table:table-cell office:value-type="float" office:value="-72.5670115280151" calcext:value-type="float">
            <text:p>-72,5670115280151</text:p>
          </table:table-cell>
          <table:table-cell office:value-type="string" calcext:value-type="string">
            <text:p>0xe000000000004000000000000000000000000000000000000000000000000000</text:p>
          </table:table-cell>
        </table:table-row>
        <table:table-row table:style-name="ro1">
          <table:table-cell office:value-type="float" office:value="-72.5731773376465" calcext:value-type="float">
            <text:p>-72,5731773376465</text:p>
          </table:table-cell>
          <table:table-cell office:value-type="string" calcext:value-type="string">
            <text:p>0xe000000000002000000000000000000000000000000000000000000000000000</text:p>
          </table:table-cell>
        </table:table-row>
        <table:table-row table:style-name="ro1">
          <table:table-cell office:value-type="float" office:value="-72.5718070602417" calcext:value-type="float">
            <text:p>-72,5718070602417</text:p>
          </table:table-cell>
          <table:table-cell office:value-type="string" calcext:value-type="string">
            <text:p>0xe000000000001000000000000000000000000000000000000000000000000000</text:p>
          </table:table-cell>
        </table:table-row>
        <table:table-row table:style-name="ro1">
          <table:table-cell office:value-type="float" office:value="-72.5732735824585" calcext:value-type="float">
            <text:p>-72,5732735824585</text:p>
          </table:table-cell>
          <table:table-cell office:value-type="string" calcext:value-type="string">
            <text:p>0xe000000000000800000000000000000000000000000000000000000000000000</text:p>
          </table:table-cell>
        </table:table-row>
        <table:table-row table:style-name="ro1">
          <table:table-cell office:value-type="float" office:value="-72.5681209564209" calcext:value-type="float">
            <text:p>-72,5681209564209</text:p>
          </table:table-cell>
          <table:table-cell office:value-type="string" calcext:value-type="string">
            <text:p>0xe000000000000400000000000000000000000000000000000000000000000000</text:p>
          </table:table-cell>
        </table:table-row>
        <table:table-row table:style-name="ro1">
          <table:table-cell office:value-type="float" office:value="-72.596704788208" calcext:value-type="float">
            <text:p>-72,596704788208</text:p>
          </table:table-cell>
          <table:table-cell office:value-type="string" calcext:value-type="string">
            <text:p>0xe000000000000200000000000000000000000000000000000000000000000000</text:p>
          </table:table-cell>
        </table:table-row>
        <table:table-row table:style-name="ro1">
          <table:table-cell office:value-type="float" office:value="-72.6036249160767" calcext:value-type="float">
            <text:p>-72,6036249160767</text:p>
          </table:table-cell>
          <table:table-cell office:value-type="string" calcext:value-type="string">
            <text:p>0xe000000000000100000000000000000000000000000000000000000000000000</text:p>
          </table:table-cell>
        </table:table-row>
        <table:table-row table:style-name="ro1">
          <table:table-cell office:value-type="float" office:value="-72.6013419723511" calcext:value-type="float">
            <text:p>-72,6013419723511</text:p>
          </table:table-cell>
          <table:table-cell office:value-type="string" calcext:value-type="string">
            <text:p>0xe000000000000080000000000000000000000000000000000000000000000000</text:p>
          </table:table-cell>
        </table:table-row>
        <table:table-row table:style-name="ro1">
          <table:table-cell office:value-type="float" office:value="-72.5958712387085" calcext:value-type="float">
            <text:p>-72,5958712387085</text:p>
          </table:table-cell>
          <table:table-cell office:value-type="string" calcext:value-type="string">
            <text:p>0xe000000000000040000000000000000000000000000000000000000000000000</text:p>
          </table:table-cell>
        </table:table-row>
        <table:table-row table:style-name="ro1">
          <table:table-cell office:value-type="float" office:value="-72.5988822555542" calcext:value-type="float">
            <text:p>-72,5988822555542</text:p>
          </table:table-cell>
          <table:table-cell office:value-type="string" calcext:value-type="string">
            <text:p>0xe000000000000020000000000000000000000000000000000000000000000000</text:p>
          </table:table-cell>
        </table:table-row>
        <table:table-row table:style-name="ro1">
          <table:table-cell office:value-type="float" office:value="-72.5824853897095" calcext:value-type="float">
            <text:p>-72,5824853897095</text:p>
          </table:table-cell>
          <table:table-cell office:value-type="string" calcext:value-type="string">
            <text:p>0xe000000000000010000000000000000000000000000000000000000000000000</text:p>
          </table:table-cell>
        </table:table-row>
        <table:table-row table:style-name="ro1">
          <table:table-cell office:value-type="float" office:value="-72.5706156921387" calcext:value-type="float">
            <text:p>-72,5706156921387</text:p>
          </table:table-cell>
          <table:table-cell office:value-type="string" calcext:value-type="string">
            <text:p>0xe000000000000008000000000000000000000000000000000000000000000000</text:p>
          </table:table-cell>
        </table:table-row>
        <table:table-row table:style-name="ro1">
          <table:table-cell office:value-type="float" office:value="-72.5685206222534" calcext:value-type="float">
            <text:p>-72,5685206222534</text:p>
          </table:table-cell>
          <table:table-cell office:value-type="string" calcext:value-type="string">
            <text:p>0xe000000000000004000000000000000000000000000000000000000000000000</text:p>
          </table:table-cell>
        </table:table-row>
        <table:table-row table:style-name="ro1">
          <table:table-cell office:value-type="float" office:value="-72.5778295898437" calcext:value-type="float">
            <text:p>-72,5778295898437</text:p>
          </table:table-cell>
          <table:table-cell office:value-type="string" calcext:value-type="string">
            <text:p>0xe000000000000002000000000000000000000000000000000000000000000000</text:p>
          </table:table-cell>
        </table:table-row>
        <table:table-row table:style-name="ro1">
          <table:table-cell office:value-type="float" office:value="-72.580449180603" calcext:value-type="float">
            <text:p>-72,580449180603</text:p>
          </table:table-cell>
          <table:table-cell office:value-type="string" calcext:value-type="string">
            <text:p>0xe000000000000001000000000000000000000000000000000000000000000000</text:p>
          </table:table-cell>
        </table:table-row>
        <table:table-row table:style-name="ro1">
          <table:table-cell office:value-type="float" office:value="-72.5358913803101" calcext:value-type="float">
            <text:p>-72,5358913803101</text:p>
          </table:table-cell>
          <table:table-cell office:value-type="string" calcext:value-type="string">
            <text:p>0xe000000000000000800000000000000000000000000000000000000000000000</text:p>
          </table:table-cell>
        </table:table-row>
        <table:table-row table:style-name="ro1">
          <table:table-cell office:value-type="float" office:value="-72.5587482452393" calcext:value-type="float">
            <text:p>-72,5587482452393</text:p>
          </table:table-cell>
          <table:table-cell office:value-type="string" calcext:value-type="string">
            <text:p>0xe000000000000000400000000000000000000000000000000000000000000000</text:p>
          </table:table-cell>
        </table:table-row>
        <table:table-row table:style-name="ro1">
          <table:table-cell office:value-type="float" office:value="-72.5508116912842" calcext:value-type="float">
            <text:p>-72,5508116912842</text:p>
          </table:table-cell>
          <table:table-cell office:value-type="string" calcext:value-type="string">
            <text:p>0xe000000000000000200000000000000000000000000000000000000000000000</text:p>
          </table:table-cell>
        </table:table-row>
        <table:table-row table:style-name="ro1">
          <table:table-cell office:value-type="float" office:value="-72.5506996154785" calcext:value-type="float">
            <text:p>-72,5506996154785</text:p>
          </table:table-cell>
          <table:table-cell office:value-type="string" calcext:value-type="string">
            <text:p>0xe000000000000000100000000000000000000000000000000000000000000000</text:p>
          </table:table-cell>
        </table:table-row>
        <table:table-row table:style-name="ro1">
          <table:table-cell office:value-type="float" office:value="-72.5481949615479" calcext:value-type="float">
            <text:p>-72,5481949615479</text:p>
          </table:table-cell>
          <table:table-cell office:value-type="string" calcext:value-type="string">
            <text:p>0xe000000000000000080000000000000000000000000000000000000000000000</text:p>
          </table:table-cell>
        </table:table-row>
        <table:table-row table:style-name="ro1">
          <table:table-cell office:value-type="float" office:value="-72.5627306365967" calcext:value-type="float">
            <text:p>-72,5627306365967</text:p>
          </table:table-cell>
          <table:table-cell office:value-type="string" calcext:value-type="string">
            <text:p>0xe000000000000000040000000000000000000000000000000000000000000000</text:p>
          </table:table-cell>
        </table:table-row>
        <table:table-row table:style-name="ro1">
          <table:table-cell office:value-type="float" office:value="-72.55764793396" calcext:value-type="float">
            <text:p>-72,55764793396</text:p>
          </table:table-cell>
          <table:table-cell office:value-type="string" calcext:value-type="string">
            <text:p>0xe000000000000000020000000000000000000000000000000000000000000000</text:p>
          </table:table-cell>
        </table:table-row>
        <table:table-row table:style-name="ro1">
          <table:table-cell office:value-type="float" office:value="-72.5871966934204" calcext:value-type="float">
            <text:p>-72,5871966934204</text:p>
          </table:table-cell>
          <table:table-cell office:value-type="string" calcext:value-type="string">
            <text:p>0xe000000000000000010000000000000000000000000000000000000000000000</text:p>
          </table:table-cell>
        </table:table-row>
        <table:table-row table:style-name="ro1">
          <table:table-cell office:value-type="float" office:value="-72.5918958282471" calcext:value-type="float">
            <text:p>-72,5918958282471</text:p>
          </table:table-cell>
          <table:table-cell office:value-type="string" calcext:value-type="string">
            <text:p>0xe000000000000000008000000000000000000000000000000000000000000000</text:p>
          </table:table-cell>
        </table:table-row>
        <table:table-row table:style-name="ro1">
          <table:table-cell office:value-type="float" office:value="-72.5857891082764" calcext:value-type="float">
            <text:p>-72,5857891082764</text:p>
          </table:table-cell>
          <table:table-cell office:value-type="string" calcext:value-type="string">
            <text:p>0xe000000000000000004000000000000000000000000000000000000000000000</text:p>
          </table:table-cell>
        </table:table-row>
        <table:table-row table:style-name="ro1">
          <table:table-cell office:value-type="float" office:value="-72.5962724304199" calcext:value-type="float">
            <text:p>-72,5962724304199</text:p>
          </table:table-cell>
          <table:table-cell office:value-type="string" calcext:value-type="string">
            <text:p>0xe000000000000000002000000000000000000000000000000000000000000000</text:p>
          </table:table-cell>
        </table:table-row>
        <table:table-row table:style-name="ro1">
          <table:table-cell office:value-type="float" office:value="-72.5753582763672" calcext:value-type="float">
            <text:p>-72,5753582763672</text:p>
          </table:table-cell>
          <table:table-cell office:value-type="string" calcext:value-type="string">
            <text:p>0xe000000000000000001000000000000000000000000000000000000000000000</text:p>
          </table:table-cell>
        </table:table-row>
        <table:table-row table:style-name="ro1">
          <table:table-cell office:value-type="float" office:value="-72.5645388412476" calcext:value-type="float">
            <text:p>-72,5645388412476</text:p>
          </table:table-cell>
          <table:table-cell office:value-type="string" calcext:value-type="string">
            <text:p>0xe000000000000000000800000000000000000000000000000000000000000000</text:p>
          </table:table-cell>
        </table:table-row>
        <table:table-row table:style-name="ro1">
          <table:table-cell office:value-type="float" office:value="-72.6082271194458" calcext:value-type="float">
            <text:p>-72,6082271194458</text:p>
          </table:table-cell>
          <table:table-cell office:value-type="string" calcext:value-type="string">
            <text:p>0xe000000000000000000400000000000000000000000000000000000000000000</text:p>
          </table:table-cell>
        </table:table-row>
        <table:table-row table:style-name="ro1">
          <table:table-cell office:value-type="float" office:value="-72.6199816513062" calcext:value-type="float">
            <text:p>-72,6199816513062</text:p>
          </table:table-cell>
          <table:table-cell office:value-type="string" calcext:value-type="string">
            <text:p>0xe000000000000000000200000000000000000000000000000000000000000000</text:p>
          </table:table-cell>
        </table:table-row>
        <table:table-row table:style-name="ro1">
          <table:table-cell office:value-type="float" office:value="-72.5793695449829" calcext:value-type="float">
            <text:p>-72,5793695449829</text:p>
          </table:table-cell>
          <table:table-cell office:value-type="string" calcext:value-type="string">
            <text:p>0xe000000000000000000100000000000000000000000000000000000000000000</text:p>
          </table:table-cell>
        </table:table-row>
        <table:table-row table:style-name="ro1">
          <table:table-cell office:value-type="float" office:value="-72.5499098968506" calcext:value-type="float">
            <text:p>-72,5499098968506</text:p>
          </table:table-cell>
          <table:table-cell office:value-type="string" calcext:value-type="string">
            <text:p>0xe000000000000000000080000000000000000000000000000000000000000000</text:p>
          </table:table-cell>
        </table:table-row>
        <table:table-row table:style-name="ro1">
          <table:table-cell office:value-type="float" office:value="-72.5705346679687" calcext:value-type="float">
            <text:p>-72,5705346679687</text:p>
          </table:table-cell>
          <table:table-cell office:value-type="string" calcext:value-type="string">
            <text:p>0xe000000000000000000040000000000000000000000000000000000000000000</text:p>
          </table:table-cell>
        </table:table-row>
        <table:table-row table:style-name="ro1">
          <table:table-cell office:value-type="float" office:value="-72.5593947601318" calcext:value-type="float">
            <text:p>-72,5593947601318</text:p>
          </table:table-cell>
          <table:table-cell office:value-type="string" calcext:value-type="string">
            <text:p>0xe000000000000000000020000000000000000000000000000000000000000000</text:p>
          </table:table-cell>
        </table:table-row>
        <table:table-row table:style-name="ro1">
          <table:table-cell office:value-type="float" office:value="-72.5824458312988" calcext:value-type="float">
            <text:p>-72,5824458312988</text:p>
          </table:table-cell>
          <table:table-cell office:value-type="string" calcext:value-type="string">
            <text:p>0xe000000000000000000010000000000000000000000000000000000000000000</text:p>
          </table:table-cell>
        </table:table-row>
        <table:table-row table:style-name="ro1">
          <table:table-cell office:value-type="float" office:value="-72.5638072967529" calcext:value-type="float">
            <text:p>-72,5638072967529</text:p>
          </table:table-cell>
          <table:table-cell office:value-type="string" calcext:value-type="string">
            <text:p>0xe000000000000000000008000000000000000000000000000000000000000000</text:p>
          </table:table-cell>
        </table:table-row>
        <table:table-row table:style-name="ro1">
          <table:table-cell office:value-type="float" office:value="-72.5708689880371" calcext:value-type="float">
            <text:p>-72,5708689880371</text:p>
          </table:table-cell>
          <table:table-cell office:value-type="string" calcext:value-type="string">
            <text:p>0xe000000000000000000004000000000000000000000000000000000000000000</text:p>
          </table:table-cell>
        </table:table-row>
        <table:table-row table:style-name="ro1">
          <table:table-cell office:value-type="float" office:value="-72.5799057769775" calcext:value-type="float">
            <text:p>-72,5799057769775</text:p>
          </table:table-cell>
          <table:table-cell office:value-type="string" calcext:value-type="string">
            <text:p>0xe000000000000000000002000000000000000000000000000000000000000000</text:p>
          </table:table-cell>
        </table:table-row>
        <table:table-row table:style-name="ro1">
          <table:table-cell office:value-type="float" office:value="-72.5964122772217" calcext:value-type="float">
            <text:p>-72,5964122772217</text:p>
          </table:table-cell>
          <table:table-cell office:value-type="string" calcext:value-type="string">
            <text:p>0xe000000000000000000001000000000000000000000000000000000000000000</text:p>
          </table:table-cell>
        </table:table-row>
        <table:table-row table:style-name="ro1">
          <table:table-cell office:value-type="float" office:value="-72.5886753463745" calcext:value-type="float">
            <text:p>-72,5886753463745</text:p>
          </table:table-cell>
          <table:table-cell office:value-type="string" calcext:value-type="string">
            <text:p>0xe000000000000000000000800000000000000000000000000000000000000000</text:p>
          </table:table-cell>
        </table:table-row>
        <table:table-row table:style-name="ro1">
          <table:table-cell office:value-type="float" office:value="-72.5740865325928" calcext:value-type="float">
            <text:p>-72,5740865325928</text:p>
          </table:table-cell>
          <table:table-cell office:value-type="string" calcext:value-type="string">
            <text:p>0xe000000000000000000000400000000000000000000000000000000000000000</text:p>
          </table:table-cell>
        </table:table-row>
        <table:table-row table:style-name="ro1">
          <table:table-cell office:value-type="float" office:value="-72.5818239593506" calcext:value-type="float">
            <text:p>-72,5818239593506</text:p>
          </table:table-cell>
          <table:table-cell office:value-type="string" calcext:value-type="string">
            <text:p>0xe000000000000000000000200000000000000000000000000000000000000000</text:p>
          </table:table-cell>
        </table:table-row>
        <table:table-row table:style-name="ro1">
          <table:table-cell office:value-type="float" office:value="-72.5986458206177" calcext:value-type="float">
            <text:p>-72,5986458206177</text:p>
          </table:table-cell>
          <table:table-cell office:value-type="string" calcext:value-type="string">
            <text:p>0xe000000000000000000000100000000000000000000000000000000000000000</text:p>
          </table:table-cell>
        </table:table-row>
        <table:table-row table:style-name="ro1">
          <table:table-cell office:value-type="float" office:value="-72.5879629516602" calcext:value-type="float">
            <text:p>-72,5879629516602</text:p>
          </table:table-cell>
          <table:table-cell office:value-type="string" calcext:value-type="string">
            <text:p>0xe000000000000000000000080000000000000000000000000000000000000000</text:p>
          </table:table-cell>
        </table:table-row>
        <table:table-row table:style-name="ro1">
          <table:table-cell office:value-type="float" office:value="-72.5486129379273" calcext:value-type="float">
            <text:p>-72,5486129379273</text:p>
          </table:table-cell>
          <table:table-cell office:value-type="string" calcext:value-type="string">
            <text:p>0xe000000000000000000000040000000000000000000000000000000000000000</text:p>
          </table:table-cell>
        </table:table-row>
        <table:table-row table:style-name="ro1">
          <table:table-cell office:value-type="float" office:value="-72.5636643218994" calcext:value-type="float">
            <text:p>-72,5636643218994</text:p>
          </table:table-cell>
          <table:table-cell office:value-type="string" calcext:value-type="string">
            <text:p>0xe000000000000000000000020000000000000000000000000000000000000000</text:p>
          </table:table-cell>
        </table:table-row>
        <table:table-row table:style-name="ro1">
          <table:table-cell office:value-type="float" office:value="-72.5559580993652" calcext:value-type="float">
            <text:p>-72,5559580993652</text:p>
          </table:table-cell>
          <table:table-cell office:value-type="string" calcext:value-type="string">
            <text:p>0xe000000000000000000000010000000000000000000000000000000000000000</text:p>
          </table:table-cell>
        </table:table-row>
        <table:table-row table:style-name="ro1">
          <table:table-cell office:value-type="float" office:value="-72.5086121749878" calcext:value-type="float">
            <text:p>-72,5086121749878</text:p>
          </table:table-cell>
          <table:table-cell office:value-type="string" calcext:value-type="string">
            <text:p>0xe000000000000000000000008000000000000000000000000000000000000000</text:p>
          </table:table-cell>
        </table:table-row>
        <table:table-row table:style-name="ro1">
          <table:table-cell office:value-type="float" office:value="-72.5391310119629" calcext:value-type="float">
            <text:p>-72,5391310119629</text:p>
          </table:table-cell>
          <table:table-cell office:value-type="string" calcext:value-type="string">
            <text:p>0xe000000000000000000000004000000000000000000000000000000000000000</text:p>
          </table:table-cell>
        </table:table-row>
        <table:table-row table:style-name="ro1">
          <table:table-cell office:value-type="float" office:value="-72.5466784286499" calcext:value-type="float">
            <text:p>-72,5466784286499</text:p>
          </table:table-cell>
          <table:table-cell office:value-type="string" calcext:value-type="string">
            <text:p>0xe000000000000000000000002000000000000000000000000000000000000000</text:p>
          </table:table-cell>
        </table:table-row>
        <table:table-row table:style-name="ro1">
          <table:table-cell office:value-type="float" office:value="-72.5672184753418" calcext:value-type="float">
            <text:p>-72,5672184753418</text:p>
          </table:table-cell>
          <table:table-cell office:value-type="string" calcext:value-type="string">
            <text:p>0xe000000000000000000000001000000000000000000000000000000000000000</text:p>
          </table:table-cell>
        </table:table-row>
        <table:table-row table:style-name="ro1">
          <table:table-cell office:value-type="float" office:value="-72.5584488677979" calcext:value-type="float">
            <text:p>-72,5584488677979</text:p>
          </table:table-cell>
          <table:table-cell office:value-type="string" calcext:value-type="string">
            <text:p>0xe000000000000000000000000800000000000000000000000000000000000000</text:p>
          </table:table-cell>
        </table:table-row>
        <table:table-row table:style-name="ro1">
          <table:table-cell office:value-type="float" office:value="-72.5667520141602" calcext:value-type="float">
            <text:p>-72,5667520141602</text:p>
          </table:table-cell>
          <table:table-cell office:value-type="string" calcext:value-type="string">
            <text:p>0xe000000000000000000000000400000000000000000000000000000000000000</text:p>
          </table:table-cell>
        </table:table-row>
        <table:table-row table:style-name="ro1">
          <table:table-cell office:value-type="float" office:value="-72.5564947509766" calcext:value-type="float">
            <text:p>-72,5564947509766</text:p>
          </table:table-cell>
          <table:table-cell office:value-type="string" calcext:value-type="string">
            <text:p>0xe000000000000000000000000200000000000000000000000000000000000000</text:p>
          </table:table-cell>
        </table:table-row>
        <table:table-row table:style-name="ro1">
          <table:table-cell office:value-type="float" office:value="-72.5622895812988" calcext:value-type="float">
            <text:p>-72,5622895812988</text:p>
          </table:table-cell>
          <table:table-cell office:value-type="string" calcext:value-type="string">
            <text:p>0xe000000000000000000000000100000000000000000000000000000000000000</text:p>
          </table:table-cell>
        </table:table-row>
        <table:table-row table:style-name="ro1">
          <table:table-cell office:value-type="float" office:value="-72.5652821350098" calcext:value-type="float">
            <text:p>-72,5652821350098</text:p>
          </table:table-cell>
          <table:table-cell office:value-type="string" calcext:value-type="string">
            <text:p>0xe000000000000000000000000080000000000000000000000000000000000000</text:p>
          </table:table-cell>
        </table:table-row>
        <table:table-row table:style-name="ro1">
          <table:table-cell office:value-type="float" office:value="-72.5804449081421" calcext:value-type="float">
            <text:p>-72,5804449081421</text:p>
          </table:table-cell>
          <table:table-cell office:value-type="string" calcext:value-type="string">
            <text:p>0xe000000000000000000000000040000000000000000000000000000000000000</text:p>
          </table:table-cell>
        </table:table-row>
        <table:table-row table:style-name="ro1">
          <table:table-cell office:value-type="float" office:value="-72.5843906784058" calcext:value-type="float">
            <text:p>-72,5843906784058</text:p>
          </table:table-cell>
          <table:table-cell office:value-type="string" calcext:value-type="string">
            <text:p>0xe000000000000000000000000020000000000000000000000000000000000000</text:p>
          </table:table-cell>
        </table:table-row>
        <table:table-row table:style-name="ro1">
          <table:table-cell office:value-type="float" office:value="-72.5850081634521" calcext:value-type="float">
            <text:p>-72,5850081634521</text:p>
          </table:table-cell>
          <table:table-cell office:value-type="string" calcext:value-type="string">
            <text:p>0xe000000000000000000000000010000000000000000000000000000000000000</text:p>
          </table:table-cell>
        </table:table-row>
        <table:table-row table:style-name="ro1">
          <table:table-cell office:value-type="float" office:value="-72.5859980392456" calcext:value-type="float">
            <text:p>-72,5859980392456</text:p>
          </table:table-cell>
          <table:table-cell office:value-type="string" calcext:value-type="string">
            <text:p>0xe000000000000000000000000008000000000000000000000000000000000000</text:p>
          </table:table-cell>
        </table:table-row>
        <table:table-row table:style-name="ro1">
          <table:table-cell office:value-type="float" office:value="-72.5752070617676" calcext:value-type="float">
            <text:p>-72,5752070617676</text:p>
          </table:table-cell>
          <table:table-cell office:value-type="string" calcext:value-type="string">
            <text:p>0xe000000000000000000000000004000000000000000000000000000000000000</text:p>
          </table:table-cell>
        </table:table-row>
        <table:table-row table:style-name="ro1">
          <table:table-cell office:value-type="float" office:value="-72.5853460693359" calcext:value-type="float">
            <text:p>-72,5853460693359</text:p>
          </table:table-cell>
          <table:table-cell office:value-type="string" calcext:value-type="string">
            <text:p>0xe000000000000000000000000002000000000000000000000000000000000000</text:p>
          </table:table-cell>
        </table:table-row>
        <table:table-row table:style-name="ro1">
          <table:table-cell office:value-type="float" office:value="-72.5952391433716" calcext:value-type="float">
            <text:p>-72,5952391433716</text:p>
          </table:table-cell>
          <table:table-cell office:value-type="string" calcext:value-type="string">
            <text:p>0xe000000000000000000000000001000000000000000000000000000000000000</text:p>
          </table:table-cell>
        </table:table-row>
        <table:table-row table:style-name="ro1">
          <table:table-cell office:value-type="float" office:value="-72.5617779159546" calcext:value-type="float">
            <text:p>-72,5617779159546</text:p>
          </table:table-cell>
          <table:table-cell office:value-type="string" calcext:value-type="string">
            <text:p>0xe000000000000000000000000000800000000000000000000000000000000000</text:p>
          </table:table-cell>
        </table:table-row>
        <table:table-row table:style-name="ro1">
          <table:table-cell office:value-type="float" office:value="-72.567688369751" calcext:value-type="float">
            <text:p>-72,567688369751</text:p>
          </table:table-cell>
          <table:table-cell office:value-type="string" calcext:value-type="string">
            <text:p>0xe000000000000000000000000000400000000000000000000000000000000000</text:p>
          </table:table-cell>
        </table:table-row>
        <table:table-row table:style-name="ro1">
          <table:table-cell office:value-type="float" office:value="-72.5509677124023" calcext:value-type="float">
            <text:p>-72,5509677124023</text:p>
          </table:table-cell>
          <table:table-cell office:value-type="string" calcext:value-type="string">
            <text:p>0xe000000000000000000000000000200000000000000000000000000000000000</text:p>
          </table:table-cell>
        </table:table-row>
        <table:table-row table:style-name="ro1">
          <table:table-cell office:value-type="float" office:value="-72.5471446609497" calcext:value-type="float">
            <text:p>-72,5471446609497</text:p>
          </table:table-cell>
          <table:table-cell office:value-type="string" calcext:value-type="string">
            <text:p>0xe000000000000000000000000000100000000000000000000000000000000000</text:p>
          </table:table-cell>
        </table:table-row>
        <table:table-row table:style-name="ro1">
          <table:table-cell office:value-type="float" office:value="-72.5420132446289" calcext:value-type="float">
            <text:p>-72,5420132446289</text:p>
          </table:table-cell>
          <table:table-cell office:value-type="string" calcext:value-type="string">
            <text:p>0xe000000000000000000000000000080000000000000000000000000000000000</text:p>
          </table:table-cell>
        </table:table-row>
        <table:table-row table:style-name="ro1">
          <table:table-cell office:value-type="float" office:value="-72.5508934783936" calcext:value-type="float">
            <text:p>-72,5508934783936</text:p>
          </table:table-cell>
          <table:table-cell office:value-type="string" calcext:value-type="string">
            <text:p>0xe000000000000000000000000000040000000000000000000000000000000000</text:p>
          </table:table-cell>
        </table:table-row>
        <table:table-row table:style-name="ro1">
          <table:table-cell office:value-type="float" office:value="-72.573431892395" calcext:value-type="float">
            <text:p>-72,573431892395</text:p>
          </table:table-cell>
          <table:table-cell office:value-type="string" calcext:value-type="string">
            <text:p>0xe000000000000000000000000000020000000000000000000000000000000000</text:p>
          </table:table-cell>
        </table:table-row>
        <table:table-row table:style-name="ro1">
          <table:table-cell office:value-type="float" office:value="-72.5944175338745" calcext:value-type="float">
            <text:p>-72,5944175338745</text:p>
          </table:table-cell>
          <table:table-cell office:value-type="string" calcext:value-type="string">
            <text:p>0xe000000000000000000000000000010000000000000000000000000000000000</text:p>
          </table:table-cell>
        </table:table-row>
        <table:table-row table:style-name="ro1">
          <table:table-cell office:value-type="float" office:value="-72.5922394180298" calcext:value-type="float">
            <text:p>-72,5922394180298</text:p>
          </table:table-cell>
          <table:table-cell office:value-type="string" calcext:value-type="string">
            <text:p>0xe000000000000000000000000000008000000000000000000000000000000000</text:p>
          </table:table-cell>
        </table:table-row>
        <table:table-row table:style-name="ro1">
          <table:table-cell office:value-type="float" office:value="-72.5987771606445" calcext:value-type="float">
            <text:p>-72,5987771606445</text:p>
          </table:table-cell>
          <table:table-cell office:value-type="string" calcext:value-type="string">
            <text:p>0xe000000000000000000000000000004000000000000000000000000000000000</text:p>
          </table:table-cell>
        </table:table-row>
        <table:table-row table:style-name="ro1">
          <table:table-cell office:value-type="float" office:value="-72.6021652984619" calcext:value-type="float">
            <text:p>-72,6021652984619</text:p>
          </table:table-cell>
          <table:table-cell office:value-type="string" calcext:value-type="string">
            <text:p>0xe000000000000000000000000000002000000000000000000000000000000000</text:p>
          </table:table-cell>
        </table:table-row>
        <table:table-row table:style-name="ro1">
          <table:table-cell office:value-type="float" office:value="-72.5979762268066" calcext:value-type="float">
            <text:p>-72,5979762268066</text:p>
          </table:table-cell>
          <table:table-cell office:value-type="string" calcext:value-type="string">
            <text:p>0xe000000000000000000000000000001000000000000000000000000000000000</text:p>
          </table:table-cell>
        </table:table-row>
        <table:table-row table:style-name="ro1">
          <table:table-cell office:value-type="float" office:value="-72.6057956314087" calcext:value-type="float">
            <text:p>-72,6057956314087</text:p>
          </table:table-cell>
          <table:table-cell office:value-type="string" calcext:value-type="string">
            <text:p>0xe000000000000000000000000000000800000000000000000000000000000000</text:p>
          </table:table-cell>
        </table:table-row>
        <table:table-row table:style-name="ro1">
          <table:table-cell office:value-type="float" office:value="-72.611807975769" calcext:value-type="float">
            <text:p>-72,611807975769</text:p>
          </table:table-cell>
          <table:table-cell office:value-type="string" calcext:value-type="string">
            <text:p>0xe000000000000000000000000000000400000000000000000000000000000000</text:p>
          </table:table-cell>
        </table:table-row>
        <table:table-row table:style-name="ro1">
          <table:table-cell office:value-type="float" office:value="-72.6260196685791" calcext:value-type="float">
            <text:p>-72,6260196685791</text:p>
          </table:table-cell>
          <table:table-cell office:value-type="string" calcext:value-type="string">
            <text:p>0xe000000000000000000000000000000200000000000000000000000000000000</text:p>
          </table:table-cell>
        </table:table-row>
        <table:table-row table:style-name="ro1">
          <table:table-cell office:value-type="float" office:value="-72.6118856048584" calcext:value-type="float">
            <text:p>-72,6118856048584</text:p>
          </table:table-cell>
          <table:table-cell office:value-type="string" calcext:value-type="string">
            <text:p>0xe000000000000000000000000000000100000000000000000000000000000000</text:p>
          </table:table-cell>
        </table:table-row>
        <table:table-row table:style-name="ro1">
          <table:table-cell office:value-type="float" office:value="-72.593203163147" calcext:value-type="float">
            <text:p>-72,593203163147</text:p>
          </table:table-cell>
          <table:table-cell office:value-type="string" calcext:value-type="string">
            <text:p>0xe000000000000000000000000000000080000000000000000000000000000000</text:p>
          </table:table-cell>
        </table:table-row>
        <table:table-row table:style-name="ro1">
          <table:table-cell office:value-type="float" office:value="-72.585200881958" calcext:value-type="float">
            <text:p>-72,585200881958</text:p>
          </table:table-cell>
          <table:table-cell office:value-type="string" calcext:value-type="string">
            <text:p>0xe000000000000000000000000000000040000000000000000000000000000000</text:p>
          </table:table-cell>
        </table:table-row>
        <table:table-row table:style-name="ro1">
          <table:table-cell office:value-type="float" office:value="-72.5870682144165" calcext:value-type="float">
            <text:p>-72,5870682144165</text:p>
          </table:table-cell>
          <table:table-cell office:value-type="string" calcext:value-type="string">
            <text:p>0xe000000000000000000000000000000020000000000000000000000000000000</text:p>
          </table:table-cell>
        </table:table-row>
        <table:table-row table:style-name="ro1">
          <table:table-cell office:value-type="float" office:value="-72.5867530822754" calcext:value-type="float">
            <text:p>-72,5867530822754</text:p>
          </table:table-cell>
          <table:table-cell office:value-type="string" calcext:value-type="string">
            <text:p>0xe000000000000000000000000000000010000000000000000000000000000000</text:p>
          </table:table-cell>
        </table:table-row>
        <table:table-row table:style-name="ro1">
          <table:table-cell office:value-type="float" office:value="-72.5822022247315" calcext:value-type="float">
            <text:p>-72,5822022247315</text:p>
          </table:table-cell>
          <table:table-cell office:value-type="string" calcext:value-type="string">
            <text:p>0xe000000000000000000000000000000008000000000000000000000000000000</text:p>
          </table:table-cell>
        </table:table-row>
        <table:table-row table:style-name="ro1">
          <table:table-cell office:value-type="float" office:value="-72.5987828063965" calcext:value-type="float">
            <text:p>-72,5987828063965</text:p>
          </table:table-cell>
          <table:table-cell office:value-type="string" calcext:value-type="string">
            <text:p>0xe000000000000000000000000000000004000000000000000000000000000000</text:p>
          </table:table-cell>
        </table:table-row>
        <table:table-row table:style-name="ro1">
          <table:table-cell office:value-type="float" office:value="-72.6155302429199" calcext:value-type="float">
            <text:p>-72,6155302429199</text:p>
          </table:table-cell>
          <table:table-cell office:value-type="string" calcext:value-type="string">
            <text:p>0xe000000000000000000000000000000002000000000000000000000000000000</text:p>
          </table:table-cell>
        </table:table-row>
        <table:table-row table:style-name="ro1">
          <table:table-cell office:value-type="float" office:value="-72.6176246643067" calcext:value-type="float">
            <text:p>-72,6176246643067</text:p>
          </table:table-cell>
          <table:table-cell office:value-type="string" calcext:value-type="string">
            <text:p>0xe000000000000000000000000000000001000000000000000000000000000000</text:p>
          </table:table-cell>
        </table:table-row>
        <table:table-row table:style-name="ro1">
          <table:table-cell office:value-type="float" office:value="-72.619345779419" calcext:value-type="float">
            <text:p>-72,619345779419</text:p>
          </table:table-cell>
          <table:table-cell office:value-type="string" calcext:value-type="string">
            <text:p>0xe000000000000000000000000000000000800000000000000000000000000000</text:p>
          </table:table-cell>
        </table:table-row>
        <table:table-row table:style-name="ro1">
          <table:table-cell office:value-type="float" office:value="-72.6233806991577" calcext:value-type="float">
            <text:p>-72,6233806991577</text:p>
          </table:table-cell>
          <table:table-cell office:value-type="string" calcext:value-type="string">
            <text:p>0xe000000000000000000000000000000000400000000000000000000000000000</text:p>
          </table:table-cell>
        </table:table-row>
        <table:table-row table:style-name="ro1">
          <table:table-cell office:value-type="float" office:value="-72.6240070343018" calcext:value-type="float">
            <text:p>-72,6240070343018</text:p>
          </table:table-cell>
          <table:table-cell office:value-type="string" calcext:value-type="string">
            <text:p>0xe000000000000000000000000000000000200000000000000000000000000000</text:p>
          </table:table-cell>
        </table:table-row>
        <table:table-row table:style-name="ro1">
          <table:table-cell office:value-type="float" office:value="-72.6064713668823" calcext:value-type="float">
            <text:p>-72,6064713668823</text:p>
          </table:table-cell>
          <table:table-cell office:value-type="string" calcext:value-type="string">
            <text:p>0xe000000000000000000000000000000000100000000000000000000000000000</text:p>
          </table:table-cell>
        </table:table-row>
        <table:table-row table:style-name="ro1">
          <table:table-cell office:value-type="float" office:value="-72.6077603530884" calcext:value-type="float">
            <text:p>-72,6077603530884</text:p>
          </table:table-cell>
          <table:table-cell office:value-type="string" calcext:value-type="string">
            <text:p>0xe000000000000000000000000000000000080000000000000000000000000000</text:p>
          </table:table-cell>
        </table:table-row>
        <table:table-row table:style-name="ro1">
          <table:table-cell office:value-type="float" office:value="-72.6178714370728" calcext:value-type="float">
            <text:p>-72,6178714370728</text:p>
          </table:table-cell>
          <table:table-cell office:value-type="string" calcext:value-type="string">
            <text:p>0xe000000000000000000000000000000000040000000000000000000000000000</text:p>
          </table:table-cell>
        </table:table-row>
        <table:table-row table:style-name="ro1">
          <table:table-cell office:value-type="float" office:value="-72.6243000030518" calcext:value-type="float">
            <text:p>-72,6243000030518</text:p>
          </table:table-cell>
          <table:table-cell office:value-type="string" calcext:value-type="string">
            <text:p>0xe000000000000000000000000000000000020000000000000000000000000000</text:p>
          </table:table-cell>
        </table:table-row>
        <table:table-row table:style-name="ro1">
          <table:table-cell office:value-type="float" office:value="-72.5919318008423" calcext:value-type="float">
            <text:p>-72,5919318008423</text:p>
          </table:table-cell>
          <table:table-cell office:value-type="string" calcext:value-type="string">
            <text:p>0xe000000000000000000000000000000000010000000000000000000000000000</text:p>
          </table:table-cell>
        </table:table-row>
        <table:table-row table:style-name="ro1">
          <table:table-cell office:value-type="float" office:value="-72.5643429946899" calcext:value-type="float">
            <text:p>-72,5643429946899</text:p>
          </table:table-cell>
          <table:table-cell office:value-type="string" calcext:value-type="string">
            <text:p>0xe000000000000000000000000000000000008000000000000000000000000000</text:p>
          </table:table-cell>
        </table:table-row>
        <table:table-row table:style-name="ro1">
          <table:table-cell office:value-type="float" office:value="-72.5586754989624" calcext:value-type="float">
            <text:p>-72,5586754989624</text:p>
          </table:table-cell>
          <table:table-cell office:value-type="string" calcext:value-type="string">
            <text:p>0xe000000000000000000000000000000000004000000000000000000000000000</text:p>
          </table:table-cell>
        </table:table-row>
        <table:table-row table:style-name="ro1">
          <table:table-cell office:value-type="float" office:value="-72.559411277771" calcext:value-type="float">
            <text:p>-72,559411277771</text:p>
          </table:table-cell>
          <table:table-cell office:value-type="string" calcext:value-type="string">
            <text:p>0xe000000000000000000000000000000000002000000000000000000000000000</text:p>
          </table:table-cell>
        </table:table-row>
        <table:table-row table:style-name="ro1">
          <table:table-cell office:value-type="float" office:value="-72.5716743850708" calcext:value-type="float">
            <text:p>-72,5716743850708</text:p>
          </table:table-cell>
          <table:table-cell office:value-type="string" calcext:value-type="string">
            <text:p>0xe000000000000000000000000000000000001000000000000000000000000000</text:p>
          </table:table-cell>
        </table:table-row>
        <table:table-row table:style-name="ro1">
          <table:table-cell office:value-type="float" office:value="-72.6206608963013" calcext:value-type="float">
            <text:p>-72,6206608963013</text:p>
          </table:table-cell>
          <table:table-cell office:value-type="string" calcext:value-type="string">
            <text:p>0xe000000000000000000000000000000000000800000000000000000000000000</text:p>
          </table:table-cell>
        </table:table-row>
        <table:table-row table:style-name="ro1">
          <table:table-cell office:value-type="float" office:value="-72.616799736023" calcext:value-type="float">
            <text:p>-72,616799736023</text:p>
          </table:table-cell>
          <table:table-cell office:value-type="string" calcext:value-type="string">
            <text:p>0xe000000000000000000000000000000000000400000000000000000000000000</text:p>
          </table:table-cell>
        </table:table-row>
        <table:table-row table:style-name="ro1">
          <table:table-cell office:value-type="float" office:value="-72.615611000061" calcext:value-type="float">
            <text:p>-72,615611000061</text:p>
          </table:table-cell>
          <table:table-cell office:value-type="string" calcext:value-type="string">
            <text:p>0xe000000000000000000000000000000000000200000000000000000000000000</text:p>
          </table:table-cell>
        </table:table-row>
        <table:table-row table:style-name="ro1">
          <table:table-cell office:value-type="float" office:value="-72.606194190979" calcext:value-type="float">
            <text:p>-72,606194190979</text:p>
          </table:table-cell>
          <table:table-cell office:value-type="string" calcext:value-type="string">
            <text:p>0xe000000000000000000000000000000000000100000000000000000000000000</text:p>
          </table:table-cell>
        </table:table-row>
        <table:table-row table:style-name="ro1">
          <table:table-cell office:value-type="float" office:value="-72.6118790054321" calcext:value-type="float">
            <text:p>-72,6118790054321</text:p>
          </table:table-cell>
          <table:table-cell office:value-type="string" calcext:value-type="string">
            <text:p>0xe000000000000000000000000000000000000080000000000000000000000000</text:p>
          </table:table-cell>
        </table:table-row>
        <table:table-row table:style-name="ro1">
          <table:table-cell office:value-type="float" office:value="-72.6213351821899" calcext:value-type="float">
            <text:p>-72,6213351821899</text:p>
          </table:table-cell>
          <table:table-cell office:value-type="string" calcext:value-type="string">
            <text:p>0xe000000000000000000000000000000000000040000000000000000000000000</text:p>
          </table:table-cell>
        </table:table-row>
        <table:table-row table:style-name="ro1">
          <table:table-cell office:value-type="float" office:value="-72.6167557907104" calcext:value-type="float">
            <text:p>-72,6167557907104</text:p>
          </table:table-cell>
          <table:table-cell office:value-type="string" calcext:value-type="string">
            <text:p>0xe000000000000000000000000000000000000020000000000000000000000000</text:p>
          </table:table-cell>
        </table:table-row>
        <table:table-row table:style-name="ro1">
          <table:table-cell office:value-type="float" office:value="-72.5966095733643" calcext:value-type="float">
            <text:p>-72,5966095733643</text:p>
          </table:table-cell>
          <table:table-cell office:value-type="string" calcext:value-type="string">
            <text:p>0xe000000000000000000000000000000000000010000000000000000000000000</text:p>
          </table:table-cell>
        </table:table-row>
        <table:table-row table:style-name="ro1">
          <table:table-cell office:value-type="float" office:value="-72.599306716919" calcext:value-type="float">
            <text:p>-72,599306716919</text:p>
          </table:table-cell>
          <table:table-cell office:value-type="string" calcext:value-type="string">
            <text:p>0xe000000000000000000000000000000000000008000000000000000000000000</text:p>
          </table:table-cell>
        </table:table-row>
        <table:table-row table:style-name="ro1">
          <table:table-cell office:value-type="float" office:value="-72.6012767410278" calcext:value-type="float">
            <text:p>-72,6012767410278</text:p>
          </table:table-cell>
          <table:table-cell office:value-type="string" calcext:value-type="string">
            <text:p>0xe000000000000000000000000000000000000004000000000000000000000000</text:p>
          </table:table-cell>
        </table:table-row>
        <table:table-row table:style-name="ro1">
          <table:table-cell office:value-type="float" office:value="-72.5972591781616" calcext:value-type="float">
            <text:p>-72,5972591781616</text:p>
          </table:table-cell>
          <table:table-cell office:value-type="string" calcext:value-type="string">
            <text:p>0xe000000000000000000000000000000000000002000000000000000000000000</text:p>
          </table:table-cell>
        </table:table-row>
        <table:table-row table:style-name="ro1">
          <table:table-cell office:value-type="float" office:value="-72.5985966491699" calcext:value-type="float">
            <text:p>-72,5985966491699</text:p>
          </table:table-cell>
          <table:table-cell office:value-type="string" calcext:value-type="string">
            <text:p>0xe000000000000000000000000000000000000001000000000000000000000000</text:p>
          </table:table-cell>
        </table:table-row>
        <table:table-row table:style-name="ro1">
          <table:table-cell office:value-type="float" office:value="-72.5740734481812" calcext:value-type="float">
            <text:p>-72,5740734481812</text:p>
          </table:table-cell>
          <table:table-cell office:value-type="string" calcext:value-type="string">
            <text:p>0xe000000000000000000000000000000000000000800000000000000000000000</text:p>
          </table:table-cell>
        </table:table-row>
        <table:table-row table:style-name="ro1">
          <table:table-cell office:value-type="float" office:value="-72.5685664749146" calcext:value-type="float">
            <text:p>-72,5685664749146</text:p>
          </table:table-cell>
          <table:table-cell office:value-type="string" calcext:value-type="string">
            <text:p>0xe000000000000000000000000000000000000000400000000000000000000000</text:p>
          </table:table-cell>
        </table:table-row>
        <table:table-row table:style-name="ro1">
          <table:table-cell office:value-type="float" office:value="-72.5519268417358" calcext:value-type="float">
            <text:p>-72,5519268417358</text:p>
          </table:table-cell>
          <table:table-cell office:value-type="string" calcext:value-type="string">
            <text:p>0xe000000000000000000000000000000000000000200000000000000000000000</text:p>
          </table:table-cell>
        </table:table-row>
        <table:table-row table:style-name="ro1">
          <table:table-cell office:value-type="float" office:value="-72.552052192688" calcext:value-type="float">
            <text:p>-72,552052192688</text:p>
          </table:table-cell>
          <table:table-cell office:value-type="string" calcext:value-type="string">
            <text:p>0xe000000000000000000000000000000000000000100000000000000000000000</text:p>
          </table:table-cell>
        </table:table-row>
        <table:table-row table:style-name="ro1">
          <table:table-cell office:value-type="float" office:value="-72.5522173309326" calcext:value-type="float">
            <text:p>-72,5522173309326</text:p>
          </table:table-cell>
          <table:table-cell office:value-type="string" calcext:value-type="string">
            <text:p>0xe000000000000000000000000000000000000000080000000000000000000000</text:p>
          </table:table-cell>
        </table:table-row>
        <table:table-row table:style-name="ro1">
          <table:table-cell office:value-type="float" office:value="-72.5688858795166" calcext:value-type="float">
            <text:p>-72,5688858795166</text:p>
          </table:table-cell>
          <table:table-cell office:value-type="string" calcext:value-type="string">
            <text:p>0xe000000000000000000000000000000000000000040000000000000000000000</text:p>
          </table:table-cell>
        </table:table-row>
        <table:table-row table:style-name="ro1">
          <table:table-cell office:value-type="float" office:value="-72.5685102081299" calcext:value-type="float">
            <text:p>-72,5685102081299</text:p>
          </table:table-cell>
          <table:table-cell office:value-type="string" calcext:value-type="string">
            <text:p>0xe000000000000000000000000000000000000000020000000000000000000000</text:p>
          </table:table-cell>
        </table:table-row>
        <table:table-row table:style-name="ro1">
          <table:table-cell office:value-type="float" office:value="-72.5892150115967" calcext:value-type="float">
            <text:p>-72,5892150115967</text:p>
          </table:table-cell>
          <table:table-cell office:value-type="string" calcext:value-type="string">
            <text:p>0xe000000000000000000000000000000000000000010000000000000000000000</text:p>
          </table:table-cell>
        </table:table-row>
        <table:table-row table:style-name="ro1">
          <table:table-cell office:value-type="float" office:value="-72.5795993423462" calcext:value-type="float">
            <text:p>-72,5795993423462</text:p>
          </table:table-cell>
          <table:table-cell office:value-type="string" calcext:value-type="string">
            <text:p>0xe000000000000000000000000000000000000000008000000000000000000000</text:p>
          </table:table-cell>
        </table:table-row>
        <table:table-row table:style-name="ro1">
          <table:table-cell office:value-type="float" office:value="-72.600316696167" calcext:value-type="float">
            <text:p>-72,600316696167</text:p>
          </table:table-cell>
          <table:table-cell office:value-type="string" calcext:value-type="string">
            <text:p>0xe000000000000000000000000000000000000000004000000000000000000000</text:p>
          </table:table-cell>
        </table:table-row>
        <table:table-row table:style-name="ro1">
          <table:table-cell office:value-type="float" office:value="-72.58874168396" calcext:value-type="float">
            <text:p>-72,58874168396</text:p>
          </table:table-cell>
          <table:table-cell office:value-type="string" calcext:value-type="string">
            <text:p>0xe000000000000000000000000000000000000000002000000000000000000000</text:p>
          </table:table-cell>
        </table:table-row>
        <table:table-row table:style-name="ro1">
          <table:table-cell office:value-type="float" office:value="-72.5852891921997" calcext:value-type="float">
            <text:p>-72,5852891921997</text:p>
          </table:table-cell>
          <table:table-cell office:value-type="string" calcext:value-type="string">
            <text:p>0xe000000000000000000000000000000000000000001000000000000000000000</text:p>
          </table:table-cell>
        </table:table-row>
        <table:table-row table:style-name="ro1">
          <table:table-cell office:value-type="float" office:value="-72.5853797912598" calcext:value-type="float">
            <text:p>-72,5853797912598</text:p>
          </table:table-cell>
          <table:table-cell office:value-type="string" calcext:value-type="string">
            <text:p>0xe000000000000000000000000000000000000000000800000000000000000000</text:p>
          </table:table-cell>
        </table:table-row>
        <table:table-row table:style-name="ro1">
          <table:table-cell office:value-type="float" office:value="-72.5929832458496" calcext:value-type="float">
            <text:p>-72,5929832458496</text:p>
          </table:table-cell>
          <table:table-cell office:value-type="string" calcext:value-type="string">
            <text:p>0xe000000000000000000000000000000000000000000400000000000000000000</text:p>
          </table:table-cell>
        </table:table-row>
        <table:table-row table:style-name="ro1">
          <table:table-cell office:value-type="float" office:value="-72.6197280502319" calcext:value-type="float">
            <text:p>-72,6197280502319</text:p>
          </table:table-cell>
          <table:table-cell office:value-type="string" calcext:value-type="string">
            <text:p>0xe000000000000000000000000000000000000000000200000000000000000000</text:p>
          </table:table-cell>
        </table:table-row>
        <table:table-row table:style-name="ro1">
          <table:table-cell office:value-type="float" office:value="-72.5903072357178" calcext:value-type="float">
            <text:p>-72,5903072357178</text:p>
          </table:table-cell>
          <table:table-cell office:value-type="string" calcext:value-type="string">
            <text:p>0xe000000000000000000000000000000000000000000100000000000000000000</text:p>
          </table:table-cell>
        </table:table-row>
        <table:table-row table:style-name="ro1">
          <table:table-cell office:value-type="float" office:value="-72.6039830780029" calcext:value-type="float">
            <text:p>-72,6039830780029</text:p>
          </table:table-cell>
          <table:table-cell office:value-type="string" calcext:value-type="string">
            <text:p>0xe000000000000000000000000000000000000000000080000000000000000000</text:p>
          </table:table-cell>
        </table:table-row>
        <table:table-row table:style-name="ro1">
          <table:table-cell office:value-type="float" office:value="-72.5783451080322" calcext:value-type="float">
            <text:p>-72,5783451080322</text:p>
          </table:table-cell>
          <table:table-cell office:value-type="string" calcext:value-type="string">
            <text:p>0xe000000000000000000000000000000000000000000040000000000000000000</text:p>
          </table:table-cell>
        </table:table-row>
        <table:table-row table:style-name="ro1">
          <table:table-cell office:value-type="float" office:value="-72.5543723297119" calcext:value-type="float">
            <text:p>-72,5543723297119</text:p>
          </table:table-cell>
          <table:table-cell office:value-type="string" calcext:value-type="string">
            <text:p>0xe000000000000000000000000000000000000000000020000000000000000000</text:p>
          </table:table-cell>
        </table:table-row>
        <table:table-row table:style-name="ro1">
          <table:table-cell office:value-type="float" office:value="-72.5549087524414" calcext:value-type="float">
            <text:p>-72,5549087524414</text:p>
          </table:table-cell>
          <table:table-cell office:value-type="string" calcext:value-type="string">
            <text:p>0xe000000000000000000000000000000000000000000010000000000000000000</text:p>
          </table:table-cell>
        </table:table-row>
        <table:table-row table:style-name="ro1">
          <table:table-cell office:value-type="float" office:value="-72.5665887832642" calcext:value-type="float">
            <text:p>-72,5665887832642</text:p>
          </table:table-cell>
          <table:table-cell office:value-type="string" calcext:value-type="string">
            <text:p>0xe000000000000000000000000000000000000000000008000000000000000000</text:p>
          </table:table-cell>
        </table:table-row>
        <table:table-row table:style-name="ro1">
          <table:table-cell office:value-type="float" office:value="-72.574439125061" calcext:value-type="float">
            <text:p>-72,574439125061</text:p>
          </table:table-cell>
          <table:table-cell office:value-type="string" calcext:value-type="string">
            <text:p>0xe000000000000000000000000000000000000000000004000000000000000000</text:p>
          </table:table-cell>
        </table:table-row>
        <table:table-row table:style-name="ro1">
          <table:table-cell office:value-type="float" office:value="-72.6085405349731" calcext:value-type="float">
            <text:p>-72,6085405349731</text:p>
          </table:table-cell>
          <table:table-cell office:value-type="string" calcext:value-type="string">
            <text:p>0xe000000000000000000000000000000000000000000002000000000000000000</text:p>
          </table:table-cell>
        </table:table-row>
        <table:table-row table:style-name="ro1">
          <table:table-cell office:value-type="float" office:value="-72.606686668396" calcext:value-type="float">
            <text:p>-72,606686668396</text:p>
          </table:table-cell>
          <table:table-cell office:value-type="string" calcext:value-type="string">
            <text:p>0xe000000000000000000000000000000000000000000001000000000000000000</text:p>
          </table:table-cell>
        </table:table-row>
        <table:table-row table:style-name="ro1">
          <table:table-cell office:value-type="float" office:value="-72.5833735275269" calcext:value-type="float">
            <text:p>-72,5833735275269</text:p>
          </table:table-cell>
          <table:table-cell office:value-type="string" calcext:value-type="string">
            <text:p>0xe000000000000000000000000000000000000000000000800000000000000000</text:p>
          </table:table-cell>
        </table:table-row>
        <table:table-row table:style-name="ro1">
          <table:table-cell office:value-type="float" office:value="-72.6024709701538" calcext:value-type="float">
            <text:p>-72,6024709701538</text:p>
          </table:table-cell>
          <table:table-cell office:value-type="string" calcext:value-type="string">
            <text:p>0xe000000000000000000000000000000000000000000000400000000000000000</text:p>
          </table:table-cell>
        </table:table-row>
        <table:table-row table:style-name="ro1">
          <table:table-cell office:value-type="float" office:value="-72.6084044647217" calcext:value-type="float">
            <text:p>-72,6084044647217</text:p>
          </table:table-cell>
          <table:table-cell office:value-type="string" calcext:value-type="string">
            <text:p>0xe000000000000000000000000000000000000000000000200000000000000000</text:p>
          </table:table-cell>
        </table:table-row>
        <table:table-row table:style-name="ro1">
          <table:table-cell office:value-type="float" office:value="-72.6066823196411" calcext:value-type="float">
            <text:p>-72,6066823196411</text:p>
          </table:table-cell>
          <table:table-cell office:value-type="string" calcext:value-type="string">
            <text:p>0xe000000000000000000000000000000000000000000000100000000000000000</text:p>
          </table:table-cell>
        </table:table-row>
        <table:table-row table:style-name="ro1">
          <table:table-cell office:value-type="float" office:value="-72.6013636398316" calcext:value-type="float">
            <text:p>-72,6013636398316</text:p>
          </table:table-cell>
          <table:table-cell office:value-type="string" calcext:value-type="string">
            <text:p>0xe000000000000000000000000000000000000000000000080000000000000000</text:p>
          </table:table-cell>
        </table:table-row>
        <table:table-row table:style-name="ro1">
          <table:table-cell office:value-type="float" office:value="-72.5963674545288" calcext:value-type="float">
            <text:p>-72,5963674545288</text:p>
          </table:table-cell>
          <table:table-cell office:value-type="string" calcext:value-type="string">
            <text:p>0xe000000000000000000000000000000000000000000000040000000000000000</text:p>
          </table:table-cell>
        </table:table-row>
        <table:table-row table:style-name="ro1">
          <table:table-cell office:value-type="float" office:value="-72.639532699585" calcext:value-type="float">
            <text:p>-72,639532699585</text:p>
          </table:table-cell>
          <table:table-cell office:value-type="string" calcext:value-type="string">
            <text:p>0xe000000000000000000000000000000000000000000000020000000000000000</text:p>
          </table:table-cell>
        </table:table-row>
        <table:table-row table:style-name="ro1">
          <table:table-cell office:value-type="float" office:value="-72.6409767150879" calcext:value-type="float">
            <text:p>-72,6409767150879</text:p>
          </table:table-cell>
          <table:table-cell office:value-type="string" calcext:value-type="string">
            <text:p>0xe000000000000000000000000000000000000000000000010000000000000000</text:p>
          </table:table-cell>
        </table:table-row>
        <table:table-row table:style-name="ro1">
          <table:table-cell office:value-type="float" office:value="-72.618537940979" calcext:value-type="float">
            <text:p>-72,618537940979</text:p>
          </table:table-cell>
          <table:table-cell office:value-type="string" calcext:value-type="string">
            <text:p>0xe000000000000000000000000000000000000000000000008000000000000000</text:p>
          </table:table-cell>
        </table:table-row>
        <table:table-row table:style-name="ro1">
          <table:table-cell office:value-type="float" office:value="-72.597603302002" calcext:value-type="float">
            <text:p>-72,597603302002</text:p>
          </table:table-cell>
          <table:table-cell office:value-type="string" calcext:value-type="string">
            <text:p>0xe000000000000000000000000000000000000000000000004000000000000000</text:p>
          </table:table-cell>
        </table:table-row>
        <table:table-row table:style-name="ro1">
          <table:table-cell office:value-type="float" office:value="-72.5927396011353" calcext:value-type="float">
            <text:p>-72,5927396011353</text:p>
          </table:table-cell>
          <table:table-cell office:value-type="string" calcext:value-type="string">
            <text:p>0xe000000000000000000000000000000000000000000000002000000000000000</text:p>
          </table:table-cell>
        </table:table-row>
        <table:table-row table:style-name="ro1">
          <table:table-cell office:value-type="float" office:value="-72.5621649169922" calcext:value-type="float">
            <text:p>-72,5621649169922</text:p>
          </table:table-cell>
          <table:table-cell office:value-type="string" calcext:value-type="string">
            <text:p>0xe000000000000000000000000000000000000000000000001000000000000000</text:p>
          </table:table-cell>
        </table:table-row>
        <table:table-row table:style-name="ro1">
          <table:table-cell office:value-type="float" office:value="-72.5782973098755" calcext:value-type="float">
            <text:p>-72,5782973098755</text:p>
          </table:table-cell>
          <table:table-cell office:value-type="string" calcext:value-type="string">
            <text:p>0xe000000000000000000000000000000000000000000000000800000000000000</text:p>
          </table:table-cell>
        </table:table-row>
        <table:table-row table:style-name="ro1">
          <table:table-cell office:value-type="float" office:value="-72.5788147735596" calcext:value-type="float">
            <text:p>-72,5788147735596</text:p>
          </table:table-cell>
          <table:table-cell office:value-type="string" calcext:value-type="string">
            <text:p>0xe000000000000000000000000000000000000000000000000400000000000000</text:p>
          </table:table-cell>
        </table:table-row>
        <table:table-row table:style-name="ro1">
          <table:table-cell office:value-type="float" office:value="-72.5785218048096" calcext:value-type="float">
            <text:p>-72,5785218048096</text:p>
          </table:table-cell>
          <table:table-cell office:value-type="string" calcext:value-type="string">
            <text:p>0xe000000000000000000000000000000000000000000000000200000000000000</text:p>
          </table:table-cell>
        </table:table-row>
        <table:table-row table:style-name="ro1">
          <table:table-cell office:value-type="float" office:value="-72.5844318389893" calcext:value-type="float">
            <text:p>-72,5844318389893</text:p>
          </table:table-cell>
          <table:table-cell office:value-type="string" calcext:value-type="string">
            <text:p>0xe000000000000000000000000000000000000000000000000100000000000000</text:p>
          </table:table-cell>
        </table:table-row>
        <table:table-row table:style-name="ro1">
          <table:table-cell office:value-type="float" office:value="-72.5626264190674" calcext:value-type="float">
            <text:p>-72,5626264190674</text:p>
          </table:table-cell>
          <table:table-cell office:value-type="string" calcext:value-type="string">
            <text:p>0xe000000000000000000000000000000000000000000000000080000000000000</text:p>
          </table:table-cell>
        </table:table-row>
        <table:table-row table:style-name="ro1">
          <table:table-cell office:value-type="float" office:value="-72.5647373580933" calcext:value-type="float">
            <text:p>-72,5647373580933</text:p>
          </table:table-cell>
          <table:table-cell office:value-type="string" calcext:value-type="string">
            <text:p>0xe000000000000000000000000000000000000000000000000040000000000000</text:p>
          </table:table-cell>
        </table:table-row>
        <table:table-row table:style-name="ro1">
          <table:table-cell office:value-type="float" office:value="-72.5896057891846" calcext:value-type="float">
            <text:p>-72,5896057891846</text:p>
          </table:table-cell>
          <table:table-cell office:value-type="string" calcext:value-type="string">
            <text:p>0xe000000000000000000000000000000000000000000000000020000000000000</text:p>
          </table:table-cell>
        </table:table-row>
        <table:table-row table:style-name="ro1">
          <table:table-cell office:value-type="float" office:value="-72.5945442199707" calcext:value-type="float">
            <text:p>-72,5945442199707</text:p>
          </table:table-cell>
          <table:table-cell office:value-type="string" calcext:value-type="string">
            <text:p>0xe000000000000000000000000000000000000000000000000010000000000000</text:p>
          </table:table-cell>
        </table:table-row>
        <table:table-row table:style-name="ro1">
          <table:table-cell office:value-type="float" office:value="-72.621775932312" calcext:value-type="float">
            <text:p>-72,621775932312</text:p>
          </table:table-cell>
          <table:table-cell office:value-type="string" calcext:value-type="string">
            <text:p>0xe000000000000000000000000000000000000000000000000008000000000000</text:p>
          </table:table-cell>
        </table:table-row>
        <table:table-row table:style-name="ro1">
          <table:table-cell office:value-type="float" office:value="-72.6044883728027" calcext:value-type="float">
            <text:p>-72,6044883728027</text:p>
          </table:table-cell>
          <table:table-cell office:value-type="string" calcext:value-type="string">
            <text:p>0xe000000000000000000000000000000000000000000000000004000000000000</text:p>
          </table:table-cell>
        </table:table-row>
        <table:table-row table:style-name="ro1">
          <table:table-cell office:value-type="float" office:value="-72.5891453933716" calcext:value-type="float">
            <text:p>-72,5891453933716</text:p>
          </table:table-cell>
          <table:table-cell office:value-type="string" calcext:value-type="string">
            <text:p>0xe000000000000000000000000000000000000000000000000002000000000000</text:p>
          </table:table-cell>
        </table:table-row>
        <table:table-row table:style-name="ro1">
          <table:table-cell office:value-type="float" office:value="-72.5912187194824" calcext:value-type="float">
            <text:p>-72,5912187194824</text:p>
          </table:table-cell>
          <table:table-cell office:value-type="string" calcext:value-type="string">
            <text:p>0xe000000000000000000000000000000000000000000000000001000000000000</text:p>
          </table:table-cell>
        </table:table-row>
        <table:table-row table:style-name="ro1">
          <table:table-cell office:value-type="float" office:value="-72.5578854370117" calcext:value-type="float">
            <text:p>-72,5578854370117</text:p>
          </table:table-cell>
          <table:table-cell office:value-type="string" calcext:value-type="string">
            <text:p>0xe000000000000000000000000000000000000000000000000000800000000000</text:p>
          </table:table-cell>
        </table:table-row>
        <table:table-row table:style-name="ro1">
          <table:table-cell office:value-type="float" office:value="-72.5730324554443" calcext:value-type="float">
            <text:p>-72,5730324554443</text:p>
          </table:table-cell>
          <table:table-cell office:value-type="string" calcext:value-type="string">
            <text:p>0xe000000000000000000000000000000000000000000000000000400000000000</text:p>
          </table:table-cell>
        </table:table-row>
        <table:table-row table:style-name="ro1">
          <table:table-cell office:value-type="float" office:value="-72.5894723892212" calcext:value-type="float">
            <text:p>-72,5894723892212</text:p>
          </table:table-cell>
          <table:table-cell office:value-type="string" calcext:value-type="string">
            <text:p>0xe000000000000000000000000000000000000000000000000000200000000000</text:p>
          </table:table-cell>
        </table:table-row>
        <table:table-row table:style-name="ro1">
          <table:table-cell office:value-type="float" office:value="-72.5854111480713" calcext:value-type="float">
            <text:p>-72,5854111480713</text:p>
          </table:table-cell>
          <table:table-cell office:value-type="string" calcext:value-type="string">
            <text:p>0xe000000000000000000000000000000000000000000000000000100000000000</text:p>
          </table:table-cell>
        </table:table-row>
        <table:table-row table:style-name="ro1">
          <table:table-cell office:value-type="float" office:value="-72.580209236145" calcext:value-type="float">
            <text:p>-72,580209236145</text:p>
          </table:table-cell>
          <table:table-cell office:value-type="string" calcext:value-type="string">
            <text:p>0xe000000000000000000000000000000000000000000000000000080000000000</text:p>
          </table:table-cell>
        </table:table-row>
        <table:table-row table:style-name="ro1">
          <table:table-cell office:value-type="float" office:value="-72.5691503143311" calcext:value-type="float">
            <text:p>-72,5691503143311</text:p>
          </table:table-cell>
          <table:table-cell office:value-type="string" calcext:value-type="string">
            <text:p>0xe000000000000000000000000000000000000000000000000000040000000000</text:p>
          </table:table-cell>
        </table:table-row>
        <table:table-row table:style-name="ro1">
          <table:table-cell office:value-type="float" office:value="-72.5633543014526" calcext:value-type="float">
            <text:p>-72,5633543014526</text:p>
          </table:table-cell>
          <table:table-cell office:value-type="string" calcext:value-type="string">
            <text:p>0xe000000000000000000000000000000000000000000000000000020000000000</text:p>
          </table:table-cell>
        </table:table-row>
        <table:table-row table:style-name="ro1">
          <table:table-cell office:value-type="float" office:value="-72.5732690429688" calcext:value-type="float">
            <text:p>-72,5732690429688</text:p>
          </table:table-cell>
          <table:table-cell office:value-type="string" calcext:value-type="string">
            <text:p>0xe000000000000000000000000000000000000000000000000000010000000000</text:p>
          </table:table-cell>
        </table:table-row>
        <table:table-row table:style-name="ro1">
          <table:table-cell office:value-type="float" office:value="-72.5865801620483" calcext:value-type="float">
            <text:p>-72,5865801620483</text:p>
          </table:table-cell>
          <table:table-cell office:value-type="string" calcext:value-type="string">
            <text:p>0xe000000000000000000000000000000000000000000000000000008000000000</text:p>
          </table:table-cell>
        </table:table-row>
        <table:table-row table:style-name="ro1">
          <table:table-cell office:value-type="float" office:value="-72.6033715438843" calcext:value-type="float">
            <text:p>-72,6033715438843</text:p>
          </table:table-cell>
          <table:table-cell office:value-type="string" calcext:value-type="string">
            <text:p>0xe000000000000000000000000000000000000000000000000000004000000000</text:p>
          </table:table-cell>
        </table:table-row>
        <table:table-row table:style-name="ro1">
          <table:table-cell office:value-type="float" office:value="-72.5914036941528" calcext:value-type="float">
            <text:p>-72,5914036941528</text:p>
          </table:table-cell>
          <table:table-cell office:value-type="string" calcext:value-type="string">
            <text:p>0xe000000000000000000000000000000000000000000000000000002000000000</text:p>
          </table:table-cell>
        </table:table-row>
        <table:table-row table:style-name="ro1">
          <table:table-cell office:value-type="float" office:value="-72.5738171768189" calcext:value-type="float">
            <text:p>-72,5738171768189</text:p>
          </table:table-cell>
          <table:table-cell office:value-type="string" calcext:value-type="string">
            <text:p>0xe000000000000000000000000000000000000000000000000000001000000000</text:p>
          </table:table-cell>
        </table:table-row>
        <table:table-row table:style-name="ro1">
          <table:table-cell office:value-type="float" office:value="-72.5974767303467" calcext:value-type="float">
            <text:p>-72,5974767303467</text:p>
          </table:table-cell>
          <table:table-cell office:value-type="string" calcext:value-type="string">
            <text:p>0xe000000000000000000000000000000000000000000000000000000800000000</text:p>
          </table:table-cell>
        </table:table-row>
        <table:table-row table:style-name="ro1">
          <table:table-cell office:value-type="float" office:value="-72.6060690689087" calcext:value-type="float">
            <text:p>-72,6060690689087</text:p>
          </table:table-cell>
          <table:table-cell office:value-type="string" calcext:value-type="string">
            <text:p>0xe000000000000000000000000000000000000000000000000000000400000000</text:p>
          </table:table-cell>
        </table:table-row>
        <table:table-row table:style-name="ro1">
          <table:table-cell office:value-type="float" office:value="-72.5927168655396" calcext:value-type="float">
            <text:p>-72,5927168655396</text:p>
          </table:table-cell>
          <table:table-cell office:value-type="string" calcext:value-type="string">
            <text:p>0xe000000000000000000000000000000000000000000000000000000200000000</text:p>
          </table:table-cell>
        </table:table-row>
        <table:table-row table:style-name="ro1">
          <table:table-cell office:value-type="float" office:value="-72.6040104293823" calcext:value-type="float">
            <text:p>-72,6040104293823</text:p>
          </table:table-cell>
          <table:table-cell office:value-type="string" calcext:value-type="string">
            <text:p>0xe000000000000000000000000000000000000000000000000000000100000000</text:p>
          </table:table-cell>
        </table:table-row>
        <table:table-row table:style-name="ro1">
          <table:table-cell office:value-type="float" office:value="-72.6281646347046" calcext:value-type="float">
            <text:p>-72,6281646347046</text:p>
          </table:table-cell>
          <table:table-cell office:value-type="string" calcext:value-type="string">
            <text:p>0xe000000000000000000000000000000000000000000000000000000080000000</text:p>
          </table:table-cell>
        </table:table-row>
        <table:table-row table:style-name="ro1">
          <table:table-cell office:value-type="float" office:value="-72.6100508117676" calcext:value-type="float">
            <text:p>-72,6100508117676</text:p>
          </table:table-cell>
          <table:table-cell office:value-type="string" calcext:value-type="string">
            <text:p>0xe000000000000000000000000000000000000000000000000000000040000000</text:p>
          </table:table-cell>
        </table:table-row>
        <table:table-row table:style-name="ro1">
          <table:table-cell office:value-type="float" office:value="-72.6149292373657" calcext:value-type="float">
            <text:p>-72,6149292373657</text:p>
          </table:table-cell>
          <table:table-cell office:value-type="string" calcext:value-type="string">
            <text:p>0xe000000000000000000000000000000000000000000000000000000020000000</text:p>
          </table:table-cell>
        </table:table-row>
        <table:table-row table:style-name="ro1">
          <table:table-cell office:value-type="float" office:value="-72.6213380050659" calcext:value-type="float">
            <text:p>-72,6213380050659</text:p>
          </table:table-cell>
          <table:table-cell office:value-type="string" calcext:value-type="string">
            <text:p>0xe000000000000000000000000000000000000000000000000000000010000000</text:p>
          </table:table-cell>
        </table:table-row>
        <table:table-row table:style-name="ro1">
          <table:table-cell office:value-type="float" office:value="-72.6156921386719" calcext:value-type="float">
            <text:p>-72,6156921386719</text:p>
          </table:table-cell>
          <table:table-cell office:value-type="string" calcext:value-type="string">
            <text:p>0xe000000000000000000000000000000000000000000000000000000008000000</text:p>
          </table:table-cell>
        </table:table-row>
        <table:table-row table:style-name="ro1">
          <table:table-cell office:value-type="float" office:value="-72.5783330154419" calcext:value-type="float">
            <text:p>-72,5783330154419</text:p>
          </table:table-cell>
          <table:table-cell office:value-type="string" calcext:value-type="string">
            <text:p>0xe000000000000000000000000000000000000000000000000000000004000000</text:p>
          </table:table-cell>
        </table:table-row>
        <table:table-row table:style-name="ro1">
          <table:table-cell office:value-type="float" office:value="-72.5637885665894" calcext:value-type="float">
            <text:p>-72,5637885665894</text:p>
          </table:table-cell>
          <table:table-cell office:value-type="string" calcext:value-type="string">
            <text:p>0xe000000000000000000000000000000000000000000000000000000002000000</text:p>
          </table:table-cell>
        </table:table-row>
        <table:table-row table:style-name="ro1">
          <table:table-cell office:value-type="float" office:value="-72.5491077423096" calcext:value-type="float">
            <text:p>-72,5491077423096</text:p>
          </table:table-cell>
          <table:table-cell office:value-type="string" calcext:value-type="string">
            <text:p>0xe000000000000000000000000000000000000000000000000000000001000000</text:p>
          </table:table-cell>
        </table:table-row>
        <table:table-row table:style-name="ro1">
          <table:table-cell office:value-type="float" office:value="-72.5579300308228" calcext:value-type="float">
            <text:p>-72,5579300308228</text:p>
          </table:table-cell>
          <table:table-cell office:value-type="string" calcext:value-type="string">
            <text:p>0xe000000000000000000000000000000000000000000000000000000000800000</text:p>
          </table:table-cell>
        </table:table-row>
        <table:table-row table:style-name="ro1">
          <table:table-cell office:value-type="float" office:value="-72.5851627349854" calcext:value-type="float">
            <text:p>-72,5851627349854</text:p>
          </table:table-cell>
          <table:table-cell office:value-type="string" calcext:value-type="string">
            <text:p>0xe000000000000000000000000000000000000000000000000000000000400000</text:p>
          </table:table-cell>
        </table:table-row>
        <table:table-row table:style-name="ro1">
          <table:table-cell office:value-type="float" office:value="-72.5959949874878" calcext:value-type="float">
            <text:p>-72,5959949874878</text:p>
          </table:table-cell>
          <table:table-cell office:value-type="string" calcext:value-type="string">
            <text:p>0xe000000000000000000000000000000000000000000000000000000000200000</text:p>
          </table:table-cell>
        </table:table-row>
        <table:table-row table:style-name="ro1">
          <table:table-cell office:value-type="float" office:value="-72.5913816833496" calcext:value-type="float">
            <text:p>-72,5913816833496</text:p>
          </table:table-cell>
          <table:table-cell office:value-type="string" calcext:value-type="string">
            <text:p>0xe000000000000000000000000000000000000000000000000000000000100000</text:p>
          </table:table-cell>
        </table:table-row>
        <table:table-row table:style-name="ro1">
          <table:table-cell office:value-type="float" office:value="-72.597893409729" calcext:value-type="float">
            <text:p>-72,597893409729</text:p>
          </table:table-cell>
          <table:table-cell office:value-type="string" calcext:value-type="string">
            <text:p>0xe000000000000000000000000000000000000000000000000000000000080000</text:p>
          </table:table-cell>
        </table:table-row>
        <table:table-row table:style-name="ro1">
          <table:table-cell office:value-type="float" office:value="-72.6147041702271" calcext:value-type="float">
            <text:p>-72,6147041702271</text:p>
          </table:table-cell>
          <table:table-cell office:value-type="string" calcext:value-type="string">
            <text:p>0xe000000000000000000000000000000000000000000000000000000000040000</text:p>
          </table:table-cell>
        </table:table-row>
        <table:table-row table:style-name="ro1">
          <table:table-cell office:value-type="float" office:value="-72.5985144805908" calcext:value-type="float">
            <text:p>-72,5985144805908</text:p>
          </table:table-cell>
          <table:table-cell office:value-type="string" calcext:value-type="string">
            <text:p>0xe000000000000000000000000000000000000000000000000000000000020000</text:p>
          </table:table-cell>
        </table:table-row>
        <table:table-row table:style-name="ro1">
          <table:table-cell office:value-type="float" office:value="-72.5902104949951" calcext:value-type="float">
            <text:p>-72,5902104949951</text:p>
          </table:table-cell>
          <table:table-cell office:value-type="string" calcext:value-type="string">
            <text:p>0xe000000000000000000000000000000000000000000000000000000000010000</text:p>
          </table:table-cell>
        </table:table-row>
        <table:table-row table:style-name="ro1">
          <table:table-cell office:value-type="float" office:value="-72.6138338851929" calcext:value-type="float">
            <text:p>-72,6138338851929</text:p>
          </table:table-cell>
          <table:table-cell office:value-type="string" calcext:value-type="string">
            <text:p>0xe000000000000000000000000000000000000000000000000000000000008000</text:p>
          </table:table-cell>
        </table:table-row>
        <table:table-row table:style-name="ro1">
          <table:table-cell office:value-type="float" office:value="-72.5975398635864" calcext:value-type="float">
            <text:p>-72,5975398635864</text:p>
          </table:table-cell>
          <table:table-cell office:value-type="string" calcext:value-type="string">
            <text:p>0xe000000000000000000000000000000000000000000000000000000000004000</text:p>
          </table:table-cell>
        </table:table-row>
        <table:table-row table:style-name="ro1">
          <table:table-cell office:value-type="float" office:value="-72.5836010742188" calcext:value-type="float">
            <text:p>-72,5836010742188</text:p>
          </table:table-cell>
          <table:table-cell office:value-type="string" calcext:value-type="string">
            <text:p>0xe000000000000000000000000000000000000000000000000000000000002000</text:p>
          </table:table-cell>
        </table:table-row>
        <table:table-row table:style-name="ro1">
          <table:table-cell office:value-type="float" office:value="-72.587798500061" calcext:value-type="float">
            <text:p>-72,587798500061</text:p>
          </table:table-cell>
          <table:table-cell office:value-type="string" calcext:value-type="string">
            <text:p>0xe000000000000000000000000000000000000000000000000000000000001000</text:p>
          </table:table-cell>
        </table:table-row>
        <table:table-row table:style-name="ro1">
          <table:table-cell office:value-type="float" office:value="-72.5870649719238" calcext:value-type="float">
            <text:p>-72,5870649719238</text:p>
          </table:table-cell>
          <table:table-cell office:value-type="string" calcext:value-type="string">
            <text:p>0xe000000000000000000000000000000000000000000000000000000000000800</text:p>
          </table:table-cell>
        </table:table-row>
        <table:table-row table:style-name="ro1">
          <table:table-cell office:value-type="float" office:value="-72.5742180252075" calcext:value-type="float">
            <text:p>-72,5742180252075</text:p>
          </table:table-cell>
          <table:table-cell office:value-type="string" calcext:value-type="string">
            <text:p>0xe000000000000000000000000000000000000000000000000000000000000400</text:p>
          </table:table-cell>
        </table:table-row>
        <table:table-row table:style-name="ro1">
          <table:table-cell office:value-type="float" office:value="-72.5887264251709" calcext:value-type="float">
            <text:p>-72,5887264251709</text:p>
          </table:table-cell>
          <table:table-cell office:value-type="string" calcext:value-type="string">
            <text:p>0xe000000000000000000000000000000000000000000000000000000000000200</text:p>
          </table:table-cell>
        </table:table-row>
        <table:table-row table:style-name="ro1">
          <table:table-cell office:value-type="float" office:value="-72.5811409378052" calcext:value-type="float">
            <text:p>-72,5811409378052</text:p>
          </table:table-cell>
          <table:table-cell office:value-type="string" calcext:value-type="string">
            <text:p>0xe000000000000000000000000000000000000000000000000000000000000100</text:p>
          </table:table-cell>
        </table:table-row>
        <table:table-row table:style-name="ro1">
          <table:table-cell office:value-type="float" office:value="-72.5845379257202" calcext:value-type="float">
            <text:p>-72,5845379257202</text:p>
          </table:table-cell>
          <table:table-cell office:value-type="string" calcext:value-type="string">
            <text:p>0xe000000000000000000000000000000000000000000000000000000000000080</text:p>
          </table:table-cell>
        </table:table-row>
        <table:table-row table:style-name="ro1">
          <table:table-cell office:value-type="float" office:value="-72.5989583206177" calcext:value-type="float">
            <text:p>-72,5989583206177</text:p>
          </table:table-cell>
          <table:table-cell office:value-type="string" calcext:value-type="string">
            <text:p>0xe000000000000000000000000000000000000000000000000000000000000040</text:p>
          </table:table-cell>
        </table:table-row>
        <table:table-row table:style-name="ro1">
          <table:table-cell office:value-type="float" office:value="-72.59880027771" calcext:value-type="float">
            <text:p>-72,59880027771</text:p>
          </table:table-cell>
          <table:table-cell office:value-type="string" calcext:value-type="string">
            <text:p>0xe000000000000000000000000000000000000000000000000000000000000020</text:p>
          </table:table-cell>
        </table:table-row>
        <table:table-row table:style-name="ro1">
          <table:table-cell office:value-type="float" office:value="-72.5941634368896" calcext:value-type="float">
            <text:p>-72,5941634368896</text:p>
          </table:table-cell>
          <table:table-cell office:value-type="string" calcext:value-type="string">
            <text:p>0xe000000000000000000000000000000000000000000000000000000000000010</text:p>
          </table:table-cell>
        </table:table-row>
        <table:table-row table:style-name="ro1">
          <table:table-cell office:value-type="float" office:value="-72.5893597412109" calcext:value-type="float">
            <text:p>-72,5893597412109</text:p>
          </table:table-cell>
          <table:table-cell office:value-type="string" calcext:value-type="string">
            <text:p>0xe000000000000000000000000000000000000000000000000000000000000008</text:p>
          </table:table-cell>
        </table:table-row>
        <table:table-row table:style-name="ro1">
          <table:table-cell office:value-type="float" office:value="-72.5831717300415" calcext:value-type="float">
            <text:p>-72,5831717300415</text:p>
          </table:table-cell>
          <table:table-cell office:value-type="string" calcext:value-type="string">
            <text:p>0xe000000000000000000000000000000000000000000000000000000000000004</text:p>
          </table:table-cell>
        </table:table-row>
        <table:table-row table:style-name="ro1">
          <table:table-cell office:value-type="float" office:value="-72.6076991653442" calcext:value-type="float">
            <text:p>-72,6076991653442</text:p>
          </table:table-cell>
          <table:table-cell office:value-type="string" calcext:value-type="string">
            <text:p>0xe000000000000000000000000000000000000000000000000000000000000002</text:p>
          </table:table-cell>
        </table:table-row>
        <table:table-row table:style-name="ro1">
          <table:table-cell office:value-type="float" office:value="-72.6167334747315" calcext:value-type="float">
            <text:p>-72,6167334747315</text:p>
          </table:table-cell>
          <table:table-cell office:value-type="string" calcext:value-type="string">
            <text:p>0xe000000000000000000000000000000000000000000000000000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14:32:58.677484790</dc:date>
    <meta:editing-duration>PT25M46S</meta:editing-duration>
    <meta:editing-cycles>1</meta:editing-cycles>
    <meta:document-statistic meta:table-count="1" meta:cell-count="512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13cm" xlink:href=".." xlink:type="simple" chart:class="chart:line" chart:style-name="ch1">
        <chart:legend chart:legend-position="end" svg:x="13.155cm" svg:y="4.207cm" style:legend-expansion="high" chart:style-name="ch2"/>
        <chart:plot-area chart:style-name="ch3" table:cell-range-address="monopol_test_on_level_min.A1:monopol_test_on_level_min.A256" svg:x="0.32cm" svg:y="0.18cm" svg:width="12.515cm" svg:height="8.653cm">
          <chart:coordinate-region svg:x="1.524cm" svg:y="0.379cm" svg:width="11.311cm" svg:height="8.2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opol_test_on_level_min.A1:monopol_test_on_level_min.A256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2.5996844482422">
                <text:p>-72.5996844482422</text:p>
                <draw:g>
                  <svg:desc>monopol_test_on_level_min.A1:monopol_test_on_level_min.A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2.6115009689331">
                <text:p>-72.6115009689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2.7216300964356">
                <text:p>-72.7216300964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.6289853668213">
                <text:p>-72.6289853668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2.6657405471802">
                <text:p>-72.6657405471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2.6580188369751">
                <text:p>-72.6580188369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2.6711853027344">
                <text:p>-72.671185302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2.6655707550049">
                <text:p>-72.6655707550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2.672611656189">
                <text:p>-72.672611656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2.6645890045166">
                <text:p>-72.6645890045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2.7008675765991">
                <text:p>-72.700867576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2.6944816589355">
                <text:p>-72.6944816589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.664949836731">
                <text:p>-72.664949836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2.635124130249">
                <text:p>-72.635124130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2.662085723877">
                <text:p>-72.662085723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2.6811223220825">
                <text:p>-72.6811223220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2.629595489502">
                <text:p>-72.629595489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2.6421435928345">
                <text:p>-72.6421435928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2.6173768615723">
                <text:p>-72.6173768615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2.6130233383179">
                <text:p>-72.6130233383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2.5888150024414">
                <text:p>-72.5888150024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2.6215077590942">
                <text:p>-72.6215077590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2.644654006958">
                <text:p>-72.644654006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2.6312912750244">
                <text:p>-72.6312912750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2.6332089996338">
                <text:p>-72.633208999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2.6261476135254">
                <text:p>-72.6261476135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2.620120010376">
                <text:p>-72.620120010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2.6126638793945">
                <text:p>-72.6126638793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.6173693466187">
                <text:p>-72.6173693466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2.6253762054443">
                <text:p>-72.6253762054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2.6341578292847">
                <text:p>-72.63415782928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2.622823638916">
                <text:p>-72.622823638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2.6047198104859">
                <text:p>-72.6047198104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2.6109893798828">
                <text:p>-72.6109893798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2.613235282898">
                <text:p>-72.613235282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2.6088983535767">
                <text:p>-72.6088983535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2.5983087921143">
                <text:p>-72.5983087921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2.5794630050659">
                <text:p>-72.57946300506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2.6030812454224">
                <text:p>-72.6030812454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2.6147760009766">
                <text:p>-72.6147760009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2.6252350234985">
                <text:p>-72.6252350234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2.6221775054932">
                <text:p>-72.62217750549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2.6100029373169">
                <text:p>-72.6100029373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2.5837524032593">
                <text:p>-72.58375240325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2.5806895828247">
                <text:p>-72.5806895828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2.5766184997559">
                <text:p>-72.5766184997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2.5807984924316">
                <text:p>-72.5807984924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2.5846788024902">
                <text:p>-72.5846788024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2.5595169830322">
                <text:p>-72.5595169830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2.5670115280151">
                <text:p>-72.5670115280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2.5731773376465">
                <text:p>-72.5731773376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2.5718070602417">
                <text:p>-72.57180706024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2.5732735824585">
                <text:p>-72.5732735824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2.5681209564209">
                <text:p>-72.5681209564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2.596704788208">
                <text:p>-72.596704788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2.6036249160767">
                <text:p>-72.60362491607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2.6013419723511">
                <text:p>-72.60134197235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2.5958712387085">
                <text:p>-72.59587123870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2.5988822555542">
                <text:p>-72.5988822555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2.5824853897095">
                <text:p>-72.5824853897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2.5706156921387">
                <text:p>-72.5706156921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2.5685206222534">
                <text:p>-72.56852062225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2.5778295898437">
                <text:p>-72.5778295898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2.580449180603">
                <text:p>-72.5804491806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2.5358913803101">
                <text:p>-72.5358913803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2.5587482452393">
                <text:p>-72.55874824523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2.5508116912842">
                <text:p>-72.55081169128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2.5506996154785">
                <text:p>-72.5506996154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2.5481949615479">
                <text:p>-72.54819496154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2.5627306365967">
                <text:p>-72.56273063659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2.55764793396">
                <text:p>-72.55764793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2.5871966934204">
                <text:p>-72.5871966934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2.5918958282471">
                <text:p>-72.5918958282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2.5857891082764">
                <text:p>-72.58578910827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2.5962724304199">
                <text:p>-72.59627243041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2.5753582763672">
                <text:p>-72.57535827636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2.5645388412476">
                <text:p>-72.56453884124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2.6082271194458">
                <text:p>-72.60822711944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2.6199816513062">
                <text:p>-72.6199816513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2.5793695449829">
                <text:p>-72.5793695449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2.5499098968506">
                <text:p>-72.5499098968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2.5705346679687">
                <text:p>-72.5705346679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2.5593947601318">
                <text:p>-72.5593947601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2.5824458312988">
                <text:p>-72.58244583129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2.5638072967529">
                <text:p>-72.5638072967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2.5708689880371">
                <text:p>-72.5708689880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2.5799057769775">
                <text:p>-72.57990577697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2.5964122772217">
                <text:p>-72.5964122772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2.5886753463745">
                <text:p>-72.58867534637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2.5740865325928">
                <text:p>-72.57408653259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2.5818239593506">
                <text:p>-72.58182395935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2.5986458206177">
                <text:p>-72.59864582061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2.5879629516602">
                <text:p>-72.587962951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2.5486129379273">
                <text:p>-72.5486129379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2.5636643218994">
                <text:p>-72.5636643218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2.5559580993652">
                <text:p>-72.55595809936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2.5086121749878">
                <text:p>-72.50861217498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2.5391310119629">
                <text:p>-72.5391310119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2.5466784286499">
                <text:p>-72.5466784286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2.5672184753418">
                <text:p>-72.56721847534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2.5584488677979">
                <text:p>-72.55844886779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2.5667520141602">
                <text:p>-72.56675201416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2.5564947509766">
                <text:p>-72.55649475097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2.5622895812988">
                <text:p>-72.5622895812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2.5652821350098">
                <text:p>-72.56528213500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2.5804449081421">
                <text:p>-72.5804449081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2.5843906784058">
                <text:p>-72.58439067840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2.5850081634521">
                <text:p>-72.58500816345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.5859980392456">
                <text:p>-72.5859980392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2.5752070617676">
                <text:p>-72.57520706176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2.5853460693359">
                <text:p>-72.58534606933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2.5952391433716">
                <text:p>-72.59523914337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2.5617779159546">
                <text:p>-72.56177791595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2.567688369751">
                <text:p>-72.5676883697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2.5509677124023">
                <text:p>-72.5509677124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2.5471446609497">
                <text:p>-72.54714466094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2.5420132446289">
                <text:p>-72.54201324462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2.5508934783936">
                <text:p>-72.55089347839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2.573431892395">
                <text:p>-72.5734318923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2.5944175338745">
                <text:p>-72.59441753387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2.5922394180298">
                <text:p>-72.59223941802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2.5987771606445">
                <text:p>-72.59877716064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2.6021652984619">
                <text:p>-72.6021652984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2.5979762268066">
                <text:p>-72.59797622680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2.6057956314087">
                <text:p>-72.60579563140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2.611807975769">
                <text:p>-72.6118079757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2.6260196685791">
                <text:p>-72.62601966857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2.6118856048584">
                <text:p>-72.61188560485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2.593203163147">
                <text:p>-72.5932031631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2.585200881958">
                <text:p>-72.5852008819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2.5870682144165">
                <text:p>-72.58706821441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2.5867530822754">
                <text:p>-72.58675308227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2.5822022247315">
                <text:p>-72.5822022247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2.5987828063965">
                <text:p>-72.59878280639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2.6155302429199">
                <text:p>-72.61553024291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2.6176246643067">
                <text:p>-72.61762466430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2.619345779419">
                <text:p>-72.6193457794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2.6233806991577">
                <text:p>-72.62338069915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2.6240070343018">
                <text:p>-72.62400703430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72.6064713668823">
                <text:p>-72.60647136688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2.6077603530884">
                <text:p>-72.60776035308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2.6178714370728">
                <text:p>-72.61787143707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2.6243000030518">
                <text:p>-72.62430000305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2.5919318008423">
                <text:p>-72.59193180084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2.5643429946899">
                <text:p>-72.56434299468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72.5586754989624">
                <text:p>-72.55867549896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2.559411277771">
                <text:p>-72.5594112777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2.5716743850708">
                <text:p>-72.5716743850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2.6206608963013">
                <text:p>-72.6206608963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2.616799736023">
                <text:p>-72.616799736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2.615611000061">
                <text:p>-72.6156110000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2.606194190979">
                <text:p>-72.6061941909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2.6118790054321">
                <text:p>-72.61187900543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2.6213351821899">
                <text:p>-72.6213351821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2.6167557907104">
                <text:p>-72.6167557907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2.5966095733643">
                <text:p>-72.59660957336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2.599306716919">
                <text:p>-72.5993067169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2.6012767410278">
                <text:p>-72.60127674102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2.5972591781616">
                <text:p>-72.59725917816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2.5985966491699">
                <text:p>-72.59859664916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2.5740734481812">
                <text:p>-72.57407344818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2.5685664749146">
                <text:p>-72.56856647491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2.5519268417358">
                <text:p>-72.55192684173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2.552052192688">
                <text:p>-72.552052192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2.5522173309326">
                <text:p>-72.55221733093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2.5688858795166">
                <text:p>-72.56888587951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2.5685102081299">
                <text:p>-72.56851020812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2.5892150115967">
                <text:p>-72.58921501159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2.5795993423462">
                <text:p>-72.57959934234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2.600316696167">
                <text:p>-72.6003166961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2.58874168396">
                <text:p>-72.588741683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2.5852891921997">
                <text:p>-72.58528919219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2.5853797912598">
                <text:p>-72.58537979125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2.5929832458496">
                <text:p>-72.59298324584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2.6197280502319">
                <text:p>-72.61972805023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2.5903072357178">
                <text:p>-72.59030723571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2.6039830780029">
                <text:p>-72.60398307800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2.5783451080322">
                <text:p>-72.57834510803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2.5543723297119">
                <text:p>-72.55437232971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2.5549087524414">
                <text:p>-72.5549087524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2.5665887832642">
                <text:p>-72.56658878326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2.574439125061">
                <text:p>-72.5744391250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2.6085405349731">
                <text:p>-72.60854053497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72.606686668396">
                <text:p>-72.6066866683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2.5833735275269">
                <text:p>-72.58337352752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2.6024709701538">
                <text:p>-72.60247097015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2.6084044647217">
                <text:p>-72.60840446472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72.6066823196411">
                <text:p>-72.60668231964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2.6013636398316">
                <text:p>-72.6013636398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2.5963674545288">
                <text:p>-72.59636745452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2.639532699585">
                <text:p>-72.6395326995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2.6409767150879">
                <text:p>-72.64097671508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2.618537940979">
                <text:p>-72.6185379409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72.597603302002">
                <text:p>-72.597603302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2.5927396011353">
                <text:p>-72.59273960113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72.5621649169922">
                <text:p>-72.56216491699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72.5782973098755">
                <text:p>-72.57829730987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72.5788147735596">
                <text:p>-72.57881477355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2.5785218048096">
                <text:p>-72.57852180480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72.5844318389893">
                <text:p>-72.58443183898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2.5626264190674">
                <text:p>-72.56262641906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2.5647373580933">
                <text:p>-72.56473735809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2.5896057891846">
                <text:p>-72.58960578918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2.5945442199707">
                <text:p>-72.59454421997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2.621775932312">
                <text:p>-72.6217759323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2.6044883728027">
                <text:p>-72.60448837280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2.5891453933716">
                <text:p>-72.58914539337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2.5912187194824">
                <text:p>-72.59121871948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2.5578854370117">
                <text:p>-72.55788543701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2.5730324554443">
                <text:p>-72.57303245544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2.5894723892212">
                <text:p>-72.58947238922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2.5854111480713">
                <text:p>-72.58541114807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2.580209236145">
                <text:p>-72.5802092361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2.5691503143311">
                <text:p>-72.5691503143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2.5633543014526">
                <text:p>-72.56335430145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2.5732690429688">
                <text:p>-72.5732690429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2.5865801620483">
                <text:p>-72.58658016204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2.6033715438843">
                <text:p>-72.60337154388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2.5914036941528">
                <text:p>-72.59140369415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2.5738171768189">
                <text:p>-72.57381717681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2.5974767303467">
                <text:p>-72.59747673034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2.6060690689087">
                <text:p>-72.60606906890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2.5927168655396">
                <text:p>-72.59271686553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2.6040104293823">
                <text:p>-72.60401042938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2.6281646347046">
                <text:p>-72.62816463470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2.6100508117676">
                <text:p>-72.61005081176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2.6149292373657">
                <text:p>-72.61492923736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2.6213380050659">
                <text:p>-72.62133800506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2.6156921386719">
                <text:p>-72.61569213867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2.5783330154419">
                <text:p>-72.57833301544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2.5637885665894">
                <text:p>-72.56378856658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2.5491077423096">
                <text:p>-72.5491077423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2.5579300308228">
                <text:p>-72.5579300308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2.5851627349854">
                <text:p>-72.58516273498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2.5959949874878">
                <text:p>-72.5959949874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2.5913816833496">
                <text:p>-72.59138168334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2.597893409729">
                <text:p>-72.5978934097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2.6147041702271">
                <text:p>-72.61470417022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2.5985144805908">
                <text:p>-72.59851448059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2.5902104949951">
                <text:p>-72.59021049499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2.6138338851929">
                <text:p>-72.61383388519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2.5975398635864">
                <text:p>-72.59753986358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2.5836010742188">
                <text:p>-72.58360107421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2.587798500061">
                <text:p>-72.5877985000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2.5870649719238">
                <text:p>-72.58706497192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2.5742180252075">
                <text:p>-72.57421802520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2.5887264251709">
                <text:p>-72.58872642517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2.5811409378052">
                <text:p>-72.58114093780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2.5845379257202">
                <text:p>-72.58453792572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2.5989583206177">
                <text:p>-72.59895832061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2.59880027771">
                <text:p>-72.598800277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2.5941634368896">
                <text:p>-72.59416343688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2.5893597412109">
                <text:p>-72.58935974121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2.5831717300415">
                <text:p>-72.58317173004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2.6076991653442">
                <text:p>-72.60769916534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2.6167334747315">
                <text:p>-72.6167334747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